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3.26pt"/>
    </style:style>
    <style:style style:name="co2" style:family="table-column">
      <style:table-column-properties fo:break-before="auto" style:column-width="125.69pt"/>
    </style:style>
    <style:style style:name="co3" style:family="table-column">
      <style:table-column-properties fo:break-before="auto" style:column-width="124.36pt"/>
    </style:style>
    <style:style style:name="co4" style:family="table-column">
      <style:table-column-properties fo:break-before="auto" style:column-width="102.1pt"/>
    </style:style>
    <style:style style:name="co5" style:family="table-column">
      <style:table-column-properties fo:break-before="auto" style:column-width="103.49pt"/>
    </style:style>
    <style:style style:name="co6" style:family="table-column">
      <style:table-column-properties fo:break-before="auto" style:column-width="90.31pt"/>
    </style:style>
    <style:style style:name="co7" style:family="table-column">
      <style:table-column-properties fo:break-before="auto" style:column-width="100.69pt"/>
    </style:style>
    <style:style style:name="co8" style:family="table-column">
      <style:table-column-properties fo:break-before="auto" style:column-width="96.55pt"/>
    </style:style>
    <style:style style:name="co9" style:family="table-column">
      <style:table-column-properties fo:break-before="auto" style:column-width="498.64pt"/>
    </style:style>
    <style:style style:name="co10" style:family="table-column">
      <style:table-column-properties fo:break-before="auto" style:column-width="70.16pt"/>
    </style:style>
    <style:style style:name="co11" style:family="table-column">
      <style:table-column-properties fo:break-before="auto" style:column-width="287.49pt"/>
    </style:style>
    <style:style style:name="co12" style:family="table-column">
      <style:table-column-properties fo:break-before="auto" style:column-width="91.64pt"/>
    </style:style>
    <style:style style:name="co13" style:family="table-column">
      <style:table-column-properties fo:break-before="auto" style:column-width="125.01pt"/>
    </style:style>
    <style:style style:name="co14" style:family="table-column">
      <style:table-column-properties fo:break-before="auto" style:column-width="129.15pt"/>
    </style:style>
    <style:style style:name="co15" style:family="table-column">
      <style:table-column-properties fo:break-before="auto" style:column-width="84.76pt"/>
    </style:style>
    <style:style style:name="co16" style:family="table-column">
      <style:table-column-properties fo:break-before="auto" style:column-width="104.91pt"/>
    </style:style>
    <style:style style:name="co17" style:family="table-column">
      <style:table-column-properties fo:break-before="auto" style:column-width="510.46pt"/>
    </style:style>
    <style:style style:name="co18" style:family="table-column">
      <style:table-column-properties fo:break-before="auto" style:column-width="307.64pt"/>
    </style:style>
    <style:style style:name="co19" style:family="table-column">
      <style:table-column-properties fo:break-before="auto" style:column-width="278.5pt"/>
    </style:style>
    <style:style style:name="co20" style:family="table-column">
      <style:table-column-properties fo:break-before="auto" style:column-width="81.24pt"/>
    </style:style>
    <style:style style:name="co21" style:family="table-column">
      <style:table-column-properties fo:break-before="auto" style:column-width="72.96pt"/>
    </style:style>
    <style:style style:name="co22" style:family="table-column">
      <style:table-column-properties fo:break-before="auto" style:column-width="112.51pt"/>
    </style:style>
    <style:style style:name="co23" style:family="table-column">
      <style:table-column-properties fo:break-before="auto" style:column-width="95.16pt"/>
    </style:style>
    <style:style style:name="co24" style:family="table-column">
      <style:table-column-properties fo:break-before="auto" style:column-width="689.6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GTCI">
      <style:table-properties table:display="true" style:writing-mode="lr-tb"/>
    </style:style>
    <style:style style:name="ta2" style:family="table" style:master-page-name="PageStyle_5f_Neetcode_20_150">
      <style:table-properties table:display="true" style:writing-mode="lr-tb"/>
    </style:style>
    <style:style style:name="ta3" style:family="table" style:master-page-name="PageStyle_5f_Grind_20_169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/>
    <style:style style:name="ce7" style:family="table-cell" style:parent-style-name="Default">
      <style:table-cell-properties fo:background-color="#0d111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c9d1d9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8" style:family="table-cell" style:parent-style-name="Default">
      <style:table-cell-properties fo:background-color="#0d1117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c9d1d9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B2]))&gt;0)" style:apply-style-name="ConditionalStyle_5f_5" style:base-cell-address="'Neetcode 150'.B2"/>
    </style:style>
    <style:style style:name="ce1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6a3f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Sliding Window&quot;;&quot;Two Pointers&quot;;&quot;Fast and Slow Pointers&quot;;&quot;Merge Intervals&quot;;&quot;Cyclic Sort&quot;;&quot;In-Place Reversal of Linked List&quot;;&quot;Tree BFS&quot;;&quot;Tree DFS&quot;;&quot;Two Heaps&quot;;&quot;Subsets&quot;;&quot;Modified Binary Search&quot;;&quot;Bitwise XOR&quot;;&quot;Top K Elements&quot;;&quot;K-way Merge&quot;;&quot;0/1 Knapsack&quot;;&quot;Topological Sort&quot;)" table:allow-empty-cell="true" table:display-list="unsorted" table:base-cell-address="GTCI.B2">
          <table:error-message table:message-type="stop" table:display="true"/>
        </table:content-validation>
        <table:content-validation table:name="val2" table:condition="of:cell-content-is-in-list(&quot;Easy&quot;;&quot;Medium&quot;;&quot;Hard&quot;)" table:allow-empty-cell="true" table:display-list="unsorted" table:base-cell-address="GTCI.C2">
          <table:error-message table:message-type="stop" table:display="true"/>
        </table:content-validation>
        <table:content-validation table:name="val3" table:condition="of:cell-content-is-decimal-number() and cell-content-is-between(1,120)" table:allow-empty-cell="true" table:base-cell-address="GTCI.D2">
          <table:error-message table:message-type="stop" table:display="true"/>
        </table:content-validation>
        <table:content-validation table:name="val4" table:condition="of: and cell-content-is-between(OR(NOT(ISERROR(DATEVALUE([.E2]))); AND(ISNUMBER([.E2]); LEFT(CELL(&quot;format&quot;; [.E2]))=&quot;D&quot;)),0)" table:allow-empty-cell="true" table:base-cell-address="GTCI.E2">
          <table:error-message table:message-type="stop" table:display="true"/>
        </table:content-validation>
        <table:content-validation table:name="val5" table:condition="of:cell-content-is-in-list(&quot;Easy&quot;;&quot;Medium&quot;;&quot;Hard&quot;)" table:allow-empty-cell="true" table:display-list="unsorted" table:base-cell-address="'Neetcode 150'.B1"/>
        <table:content-validation table:name="val6" table:condition="of:cell-content-is-in-list(&quot;Easy&quot;;&quot;Medium&quot;;&quot;Hard&quot;)" table:allow-empty-cell="true" table:display-list="unsorted" table:base-cell-address="'Neetcode 150'.B2">
          <table:error-message table:message-type="stop" table:display="true"/>
        </table:content-validation>
        <table:content-validation table:name="val7" table:condition="of:cell-content-is-in-list(&quot;Arrays and Hashing&quot;;&quot;Two Pointers&quot;;&quot;Sliding Window&quot;;&quot;Stack&quot;;&quot;Binary Search&quot;;&quot;Linked List&quot;;&quot;Trees&quot;;&quot;Tries&quot;;&quot;Heaps/Priority Queue&quot;;&quot;Backtracking&quot;;&quot;Graphs&quot;;&quot;Advanced Graphs&quot;;&quot;1D DP&quot;;&quot;2D DP&quot;;&quot;Greedy&quot;;&quot;Intervals&quot;;&quot;Maths and Geometry&quot;;&quot;Bit Manipulation&quot;)" table:allow-empty-cell="true" table:display-list="unsorted" table:base-cell-address="'Neetcode 150'.C2">
          <table:error-message table:message-type="stop" table:display="true"/>
        </table:content-validation>
        <table:content-validation table:name="val8" table:condition="of: and cell-content-is-between(OR(NOT(ISERROR(DATEVALUE([.D1]))); AND(ISNUMBER([.D1]); LEFT(CELL(&quot;format&quot;; [.D1]))=&quot;D&quot;)),0)" table:allow-empty-cell="true" table:base-cell-address="'Neetcode 150'.D1">
          <table:error-message table:message-type="stop" table:display="true"/>
        </table:content-validation>
        <table:content-validation table:name="val9" table:condition="of:cell-content-is-decimal-number() and cell-content()&gt;=1" table:allow-empty-cell="true" table:base-cell-address="'Neetcode 150'.E1">
          <table:error-message table:message-type="stop" table:display="true"/>
        </table:content-validation>
        <table:content-validation table:name="val10" table:condition="of:cell-content-is-in-list(&quot;Easy&quot;;&quot;Medium&quot;;&quot;Hard&quot;)" table:allow-empty-cell="true" table:display-list="unsorted" table:base-cell-address="'Grind 169'.B1"/>
        <table:content-validation table:name="val11" table:condition="of:cell-content-is-decimal-number() and cell-content()&gt;=1" table:allow-empty-cell="true" table:base-cell-address="'Grind 169'.C1">
          <table:error-message table:message-type="stop" table:display="true"/>
        </table:content-validation>
        <table:content-validation table:name="val12" table:condition="of: and cell-content-is-between(OR(NOT(ISERROR(DATEVALUE([.D1]))); AND(ISNUMBER([.D1]); LEFT(CELL(&quot;format&quot;; [.D1]))=&quot;D&quot;)),0)" table:allow-empty-cell="true" table:base-cell-address="'Grind 169'.D1">
          <table:error-message table:message-type="stop" table:display="true"/>
        </table:content-validation>
      </table:content-validations>
      <table:table table:name="GTCI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Category</text:p>
          </table:table-cell>
          <table:table-cell table:style-name="ce3" office:value-type="string" calcext:value-type="string">
            <text:p>Solution 1 Time Taken</text:p>
          </table:table-cell>
          <table:table-cell table:style-name="ce3" office:value-type="string" calcext:value-type="string">
            <text:p>Solution 1 Date</text:p>
          </table:table-cell>
          <table:table-cell table:style-name="ce3" office:value-type="string" calcext:value-type="string">
            <text:p>Solution 2 Time Taken</text:p>
          </table:table-cell>
          <table:table-cell table:style-name="ce3" office:value-type="string" calcext:value-type="string">
            <text:p>Solution 2 Date</text:p>
          </table:table-cell>
          <table:table-cell table:style-name="ce3" office:value-type="string" calcext:value-type="string">
            <text:p>Solution 3 Time Taken</text:p>
          </table:table-cell>
          <table:table-cell table:style-name="ce3" office:value-type="string" calcext:value-type="string">
            <text:p>Solution 3 Date</text:p>
          </table:table-cell>
          <table:table-cell table:style-name="ce5" office:value-type="string" calcext:value-type="string">
            <text:p>Note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aximum-subarray/" xlink:type="simple">Maximum Subarray</text:a></text:p>
          </table:table-cell>
          <table:table-cell table:style-name="ce3" table:content-validation-name="val1" office:value-type="string" calcext:value-type="string">
            <text:p>Sliding Window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inimum-size-subarray-sum/" xlink:type="simple">Minum Size Subarray Sum</text:a></text:p>
          </table:table-cell>
          <table:table-cell table:style-name="ce3" table:content-validation-name="val1" office:value-type="string" calcext:value-type="string">
            <text:p>Sliding Window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just4once.gitbooks.io/leetcode-notes/content/leetcode/hash-table/340-longest-substring-with-at-most-k-distinct-characters.html" xlink:type="simple">Longest Substring with at most K distinct characters</text:a></text:p>
          </table:table-cell>
          <table:table-cell table:style-name="ce3" table:content-validation-name="val1" office:value-type="string" calcext:value-type="string">
            <text:p>Sliding Window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fruit-into-baskets/" xlink:type="simple">Fruit into Baskets</text:a></text:p>
          </table:table-cell>
          <table:table-cell table:style-name="ce3" table:content-validation-name="val1" office:value-type="string" calcext:value-type="string">
            <text:p>Sliding Window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ongest-substring-without-repeating-characters/" xlink:type="simple">Longest Substring without repeating characters</text:a></text:p>
          </table:table-cell>
          <table:table-cell table:style-name="ce3" table:content-validation-name="val1" office:value-type="string" calcext:value-type="string">
            <text:p>Sliding Window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ongest-repeating-character-replacement/" xlink:type="simple">Longest Repeating Character Replacement</text:a></text:p>
          </table:table-cell>
          <table:table-cell table:style-name="ce3" table:content-validation-name="val1" office:value-type="string" calcext:value-type="string">
            <text:p>Sliding Window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ax-consecutive-ones-iii/" xlink:type="simple">Max Consecutive Ones III</text:a></text:p>
          </table:table-cell>
          <table:table-cell table:style-name="ce3" table:content-validation-name="val1" office:value-type="string" calcext:value-type="string">
            <text:p>Sliding Window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permutation-in-string/" xlink:type="simple">Permutation in String</text:a></text:p>
          </table:table-cell>
          <table:table-cell table:style-name="ce3" table:content-validation-name="val1" office:value-type="string" calcext:value-type="string">
            <text:p>Sliding Window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find-all-anagrams-in-a-string/" xlink:type="simple">Find all Anagrams in String</text:a></text:p>
          </table:table-cell>
          <table:table-cell table:style-name="ce3" table:content-validation-name="val1" office:value-type="string" calcext:value-type="string">
            <text:p>Sliding Window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inimum-window-substring/" xlink:type="simple">Minimum Window Substring</text:a></text:p>
          </table:table-cell>
          <table:table-cell table:style-name="ce3" table:content-validation-name="val1" office:value-type="string" calcext:value-type="string">
            <text:p>Sliding Window</text:p>
          </table:table-cell>
          <table:table-cell table:style-name="ce3" table:content-validation-name="val2" office:value-type="string" calcext:value-type="string">
            <text:p>Hard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ubstring-with-concatenation-of-all-words/" xlink:type="simple">Substring iwth Concatenation of All Words</text:a></text:p>
          </table:table-cell>
          <table:table-cell table:style-name="ce3" table:content-validation-name="val1" office:value-type="string" calcext:value-type="string">
            <text:p>Sliding Window</text:p>
          </table:table-cell>
          <table:table-cell table:style-name="ce3" table:content-validation-name="val2" office:value-type="string" calcext:value-type="string">
            <text:p>Hard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two-sum/" xlink:type="simple">Twe Sum</text:a></text:p>
          </table:table-cell>
          <table:table-cell table:style-name="ce3" table:content-validation-name="val1" office:value-type="string" calcext:value-type="string">
            <text:p>Two Pointers</text:p>
          </table:table-cell>
          <table:table-cell table:style-name="ce3" table:content-validation-name="val2" office:value-type="string" calcext:value-type="string">
            <text:p>Easy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emove-duplicates-from-sorted-array/" xlink:type="simple">Remove Duplicates from Sorted Array</text:a></text:p>
          </table:table-cell>
          <table:table-cell table:style-name="ce3" table:content-validation-name="val1" office:value-type="string" calcext:value-type="string">
            <text:p>Two Pointers</text:p>
          </table:table-cell>
          <table:table-cell table:style-name="ce3" table:content-validation-name="val2" office:value-type="string" calcext:value-type="string">
            <text:p>Easy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quares-of-a-sorted-array/" xlink:type="simple">Squares of a Sorted Array</text:a></text:p>
          </table:table-cell>
          <table:table-cell table:style-name="ce3" table:content-validation-name="val1" office:value-type="string" calcext:value-type="string">
            <text:p>Two Pointers</text:p>
          </table:table-cell>
          <table:table-cell table:style-name="ce3" table:content-validation-name="val2" office:value-type="string" calcext:value-type="string">
            <text:p>Easy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3sum/" xlink:type="simple">3SUM</text:a></text:p>
          </table:table-cell>
          <table:table-cell table:style-name="ce3" table:content-validation-name="val1" office:value-type="string" calcext:value-type="string">
            <text:p>Two Pointer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3sum-closest/" xlink:type="simple">3SUM Closest</text:a></text:p>
          </table:table-cell>
          <table:table-cell table:style-name="ce3" table:content-validation-name="val1" office:value-type="string" calcext:value-type="string">
            <text:p>Two Pointer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kennyzhuang.gitbooks.io/leetcode-lock/content/259_3sum_smaller.html" xlink:type="simple">3SUM Smaller</text:a></text:p>
          </table:table-cell>
          <table:table-cell table:style-name="ce3" table:content-validation-name="val1" office:value-type="string" calcext:value-type="string">
            <text:p>Two Pointer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ubarray-product-less-than-k/" xlink:type="simple">Subarray Product Less Than K</text:a></text:p>
          </table:table-cell>
          <table:table-cell table:style-name="ce3" table:content-validation-name="val1" office:value-type="string" calcext:value-type="string">
            <text:p>Two Pointer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ort-colors/" xlink:type="simple">Sort Colors</text:a></text:p>
          </table:table-cell>
          <table:table-cell table:style-name="ce3" table:content-validation-name="val1" office:value-type="string" calcext:value-type="string">
            <text:p>Two Pointer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4sum/" xlink:type="simple">4SUM</text:a></text:p>
          </table:table-cell>
          <table:table-cell table:style-name="ce3" table:content-validation-name="val1" office:value-type="string" calcext:value-type="string">
            <text:p>Two Pointer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backspace-string-compare/" xlink:type="simple">Backspace String Compare</text:a></text:p>
          </table:table-cell>
          <table:table-cell table:style-name="ce3" table:content-validation-name="val1" office:value-type="string" calcext:value-type="string">
            <text:p>Two Pointers</text:p>
          </table:table-cell>
          <table:table-cell table:style-name="ce3" table:content-validation-name="val2" office:value-type="string" calcext:value-type="string">
            <text:p>Easy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hortest-unsorted-continuous-subarray/" xlink:type="simple">Shortest Unsorted Continuous Subarray</text:a></text:p>
          </table:table-cell>
          <table:table-cell table:style-name="ce3" table:content-validation-name="val1" office:value-type="string" calcext:value-type="string">
            <text:p>Two Pointer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inked-list-cycle/" xlink:type="simple">Linked List Cycle</text:a></text:p>
          </table:table-cell>
          <table:table-cell table:style-name="ce3" table:content-validation-name="val1" office:value-type="string" calcext:value-type="string">
            <text:p>Fast and Slow Pointers</text:p>
          </table:table-cell>
          <table:table-cell table:style-name="ce3" table:content-validation-name="val2" office:value-type="string" calcext:value-type="string">
            <text:p>Easy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inked-list-cycle-ii/" xlink:type="simple">Linked List Cycle II</text:a></text:p>
          </table:table-cell>
          <table:table-cell table:style-name="ce3" table:content-validation-name="val1" office:value-type="string" calcext:value-type="string">
            <text:p>Fast and Slow Pointer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happy-number/" xlink:type="simple">Happy Number</text:a></text:p>
          </table:table-cell>
          <table:table-cell table:style-name="ce3" table:content-validation-name="val1" office:value-type="string" calcext:value-type="string">
            <text:p>Fast and Slow Pointers</text:p>
          </table:table-cell>
          <table:table-cell table:style-name="ce3" table:content-validation-name="val2" office:value-type="string" calcext:value-type="string">
            <text:p>Easy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iddle-of-the-linked-list/" xlink:type="simple">Middle of the Linked List</text:a></text:p>
          </table:table-cell>
          <table:table-cell table:style-name="ce3" table:content-validation-name="val1" office:value-type="string" calcext:value-type="string">
            <text:p>Fast and Slow Pointers</text:p>
          </table:table-cell>
          <table:table-cell table:style-name="ce3" table:content-validation-name="val2" office:value-type="string" calcext:value-type="string">
            <text:p>Easy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palindrome-linked-list/" xlink:type="simple">Palindrome Linked List</text:a></text:p>
          </table:table-cell>
          <table:table-cell table:style-name="ce3" table:content-validation-name="val1" office:value-type="string" calcext:value-type="string">
            <text:p>Fast and Slow Pointers</text:p>
          </table:table-cell>
          <table:table-cell table:style-name="ce3" table:content-validation-name="val2" office:value-type="string" calcext:value-type="string">
            <text:p>Easy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eorder-list/" xlink:type="simple">Reorder List</text:a></text:p>
          </table:table-cell>
          <table:table-cell table:style-name="ce3" table:content-validation-name="val1" office:value-type="string" calcext:value-type="string">
            <text:p>Fast and Slow Pointer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ircular-array-loop/" xlink:type="simple">Circular Array Loop</text:a></text:p>
          </table:table-cell>
          <table:table-cell table:style-name="ce3" table:content-validation-name="val1" office:value-type="string" calcext:value-type="string">
            <text:p>Fast and Slow Pointer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erge-intervals/" xlink:type="simple">Merge Intervals</text:a></text:p>
          </table:table-cell>
          <table:table-cell table:style-name="ce3" table:content-validation-name="val1" office:value-type="string" calcext:value-type="string">
            <text:p>Merge Interval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insert-interval/" xlink:type="simple">Insert Interval</text:a></text:p>
          </table:table-cell>
          <table:table-cell table:style-name="ce3" table:content-validation-name="val1" office:value-type="string" calcext:value-type="string">
            <text:p>Merge Interval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interval-list-intersections/" xlink:type="simple">Interval List Intersections</text:a></text:p>
          </table:table-cell>
          <table:table-cell table:style-name="ce3" table:content-validation-name="val1" office:value-type="string" calcext:value-type="string">
            <text:p>Merge Interval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www.lintcode.com/problem/919/" xlink:type="simple">Meeting Rooms II</text:a></text:p>
          </table:table-cell>
          <table:table-cell table:style-name="ce3" table:content-validation-name="val1" office:value-type="string" calcext:value-type="string">
            <text:p>Merge Interval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www.lintcode.com/problem/850/" xlink:type="simple">Employee Free Time</text:a></text:p>
          </table:table-cell>
          <table:table-cell table:style-name="ce3" table:content-validation-name="val1" office:value-type="string" calcext:value-type="string">
            <text:p>Merge Interval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issing-number/" xlink:type="simple">Missing Number</text:a></text:p>
          </table:table-cell>
          <table:table-cell table:style-name="ce3" table:content-validation-name="val1" office:value-type="string" calcext:value-type="string">
            <text:p>Cyclic Sort</text:p>
          </table:table-cell>
          <table:table-cell table:style-name="ce3" table:content-validation-name="val2" office:value-type="string" calcext:value-type="string">
            <text:p>Easy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find-all-numbers-disappeared-in-an-array/" xlink:type="simple">Find All numbers Disappeared in an Array</text:a></text:p>
          </table:table-cell>
          <table:table-cell table:style-name="ce3" table:content-validation-name="val1" office:value-type="string" calcext:value-type="string">
            <text:p>Cyclic Sort</text:p>
          </table:table-cell>
          <table:table-cell table:style-name="ce3" table:content-validation-name="val2" office:value-type="string" calcext:value-type="string">
            <text:p>Easy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find-all-duplicates-in-an-array/" xlink:type="simple">Find All Duplicates in an Array</text:a></text:p>
          </table:table-cell>
          <table:table-cell table:style-name="ce3" table:content-validation-name="val1" office:value-type="string" calcext:value-type="string">
            <text:p>Cyclic Sort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find-the-duplicate-number/" xlink:type="simple">Find the Duplicate Number</text:a></text:p>
          </table:table-cell>
          <table:table-cell table:style-name="ce3" table:content-validation-name="val1" office:value-type="string" calcext:value-type="string">
            <text:p>Cyclic Sort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first-missing-positive/" xlink:type="simple">First Missing Positive Number</text:a></text:p>
          </table:table-cell>
          <table:table-cell table:style-name="ce3" table:content-validation-name="val1" office:value-type="string" calcext:value-type="string">
            <text:p>Cyclic Sort</text:p>
          </table:table-cell>
          <table:table-cell table:style-name="ce3" table:content-validation-name="val2" office:value-type="string" calcext:value-type="string">
            <text:p>Hard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kth-missing-positive-number/" xlink:type="simple">Kth Missing Positive Number</text:a></text:p>
          </table:table-cell>
          <table:table-cell table:style-name="ce3" table:content-validation-name="val1" office:value-type="string" calcext:value-type="string">
            <text:p>Cyclic Sort</text:p>
          </table:table-cell>
          <table:table-cell table:style-name="ce3" table:content-validation-name="val2" office:value-type="string" calcext:value-type="string">
            <text:p>Easy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everse-linked-list/" xlink:type="simple">Reverse Linked List</text:a></text:p>
          </table:table-cell>
          <table:table-cell table:style-name="ce3" table:content-validation-name="val1" office:value-type="string" calcext:value-type="string">
            <text:p>In-Place Reversal of Linked List</text:p>
          </table:table-cell>
          <table:table-cell table:style-name="ce3" table:content-validation-name="val2" office:value-type="string" calcext:value-type="string">
            <text:p>Easy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everse-linked-list-ii/" xlink:type="simple">Reverse Linked List II</text:a></text:p>
          </table:table-cell>
          <table:table-cell table:style-name="ce3" table:content-validation-name="val1" office:value-type="string" calcext:value-type="string">
            <text:p>In-Place Reversal of Linked List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everse-nodes-in-k-group/" xlink:type="simple">Reverse Nodes in K-Group</text:a></text:p>
          </table:table-cell>
          <table:table-cell table:style-name="ce3" table:content-validation-name="val1" office:value-type="string" calcext:value-type="string">
            <text:p>In-Place Reversal of Linked List</text:p>
          </table:table-cell>
          <table:table-cell table:style-name="ce3" table:content-validation-name="val2" office:value-type="string" calcext:value-type="string">
            <text:p>Hard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otate-list/" xlink:type="simple">Rotate List</text:a></text:p>
          </table:table-cell>
          <table:table-cell table:style-name="ce3" table:content-validation-name="val1" office:value-type="string" calcext:value-type="string">
            <text:p>In-Place Reversal of Linked List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binary-tree-level-order-traversal/" xlink:type="simple">Binary Tree Level Order Traversal</text:a></text:p>
          </table:table-cell>
          <table:table-cell table:style-name="ce3" table:content-validation-name="val1" office:value-type="string" calcext:value-type="string">
            <text:p>Tree BF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binary-tree-level-order-traversal-ii/" xlink:type="simple">Binary Tree Level Order Traversal II</text:a></text:p>
          </table:table-cell>
          <table:table-cell table:style-name="ce3" table:content-validation-name="val1" office:value-type="string" calcext:value-type="string">
            <text:p>Tree BF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binary-tree-zigzag-level-order-traversal/" xlink:type="simple">Binary Tree Zigzag Level Order Traversal</text:a></text:p>
          </table:table-cell>
          <table:table-cell table:style-name="ce3" table:content-validation-name="val1" office:value-type="string" calcext:value-type="string">
            <text:p>Tree BF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inimum-depth-of-binary-tree/" xlink:type="simple">Minimum Depth of Binary Tree</text:a></text:p>
          </table:table-cell>
          <table:table-cell table:style-name="ce3" table:content-validation-name="val1" office:value-type="string" calcext:value-type="string">
            <text:p>Tree BFS</text:p>
          </table:table-cell>
          <table:table-cell table:style-name="ce3" table:content-validation-name="val2" office:value-type="string" calcext:value-type="string">
            <text:p>Easy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www.lintcode.com/problem/448/" xlink:type="simple">In-Order Traversal in BST</text:a></text:p>
          </table:table-cell>
          <table:table-cell table:style-name="ce3" table:content-validation-name="val1" office:value-type="string" calcext:value-type="string">
            <text:p>Tree BF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populating-next-right-pointers-in-each-node/" xlink:type="simple">Populating Next Right Pointers in each Node</text:a></text:p>
          </table:table-cell>
          <table:table-cell table:style-name="ce3" table:content-validation-name="val1" office:value-type="string" calcext:value-type="string">
            <text:p>Tree BF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7" office:value-type="string" calcext:value-type="string">
            <text:p>Close, grokk assumes non-perfect tre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binary-tree-right-side-view/" xlink:type="simple">Binary Tree Right Side View</text:a></text:p>
          </table:table-cell>
          <table:table-cell table:style-name="ce3" table:content-validation-name="val1" office:value-type="string" calcext:value-type="string">
            <text:p>Tree BF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path-sum/" xlink:type="simple">Path Sum</text:a></text:p>
          </table:table-cell>
          <table:table-cell table:style-name="ce3" table:content-validation-name="val1" office:value-type="string" calcext:value-type="string">
            <text:p>Tree DFS</text:p>
          </table:table-cell>
          <table:table-cell table:style-name="ce3" table:content-validation-name="val2" office:value-type="string" calcext:value-type="string">
            <text:p>Easy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path-sum-ii/" xlink:type="simple">Path Sum II</text:a></text:p>
          </table:table-cell>
          <table:table-cell table:style-name="ce3" table:content-validation-name="val1" office:value-type="string" calcext:value-type="string">
            <text:p>Tree DF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um-root-to-leaf-numbers/" xlink:type="simple">Sum Root to Leaf Numbers</text:a></text:p>
          </table:table-cell>
          <table:table-cell table:style-name="ce3" table:content-validation-name="val1" office:value-type="string" calcext:value-type="string">
            <text:p>Tree DF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a/all/1430.html" xlink:type="simple">Check if a String is a Valid Sequence from Root to Leaves in a Binary Tree</text:a></text:p>
          </table:table-cell>
          <table:table-cell table:style-name="ce3" table:content-validation-name="val1" office:value-type="string" calcext:value-type="string">
            <text:p>Tree DF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path-sum-iii/" xlink:type="simple">Path Sum III</text:a></text:p>
          </table:table-cell>
          <table:table-cell table:style-name="ce3" table:content-validation-name="val1" office:value-type="string" calcext:value-type="string">
            <text:p>Tree DF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diameter-of-binary-tree/" xlink:type="simple">Diameter of Binary Tree</text:a></text:p>
          </table:table-cell>
          <table:table-cell table:style-name="ce3" table:content-validation-name="val1" office:value-type="string" calcext:value-type="string">
            <text:p>Tree DFS</text:p>
          </table:table-cell>
          <table:table-cell table:style-name="ce3" table:content-validation-name="val2" office:value-type="string" calcext:value-type="string">
            <text:p>Easy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binary-tree-maximum-path-sum/" xlink:type="simple">Binary Tree Maximum Path Sum</text:a></text:p>
          </table:table-cell>
          <table:table-cell table:style-name="ce3" table:content-validation-name="val1" office:value-type="string" calcext:value-type="string">
            <text:p>Tree DFS</text:p>
          </table:table-cell>
          <table:table-cell table:style-name="ce3" table:content-validation-name="val2" office:value-type="string" calcext:value-type="string">
            <text:p>Hard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find-median-from-data-stream/" xlink:type="simple">Find Median from Data Stream</text:a></text:p>
          </table:table-cell>
          <table:table-cell table:style-name="ce3" table:content-validation-name="val1" office:value-type="string" calcext:value-type="string">
            <text:p>Two Heaps</text:p>
          </table:table-cell>
          <table:table-cell table:style-name="ce3" table:content-validation-name="val2" office:value-type="string" calcext:value-type="string">
            <text:p>Hard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liding-window-median/" xlink:type="simple">Sliding Window Median</text:a></text:p>
          </table:table-cell>
          <table:table-cell table:style-name="ce3" table:content-validation-name="val1" office:value-type="string" calcext:value-type="string">
            <text:p>Two Heaps</text:p>
          </table:table-cell>
          <table:table-cell table:style-name="ce3" table:content-validation-name="val2" office:value-type="string" calcext:value-type="string">
            <text:p>Hard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ipo/" xlink:type="simple">IPO</text:a></text:p>
          </table:table-cell>
          <table:table-cell table:style-name="ce3" table:content-validation-name="val1" office:value-type="string" calcext:value-type="string">
            <text:p>Two Heaps</text:p>
          </table:table-cell>
          <table:table-cell table:style-name="ce3" table:content-validation-name="val2" office:value-type="string" calcext:value-type="string">
            <text:p>Hard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find-right-interval/" xlink:type="simple">Find Right Interval</text:a></text:p>
          </table:table-cell>
          <table:table-cell table:style-name="ce3" table:content-validation-name="val1" office:value-type="string" calcext:value-type="string">
            <text:p>Two Heap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ubsets/" xlink:type="simple">Subsets</text:a></text:p>
          </table:table-cell>
          <table:table-cell table:style-name="ce3" table:content-validation-name="val1" office:value-type="string" calcext:value-type="string">
            <text:p>Subset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ubsets-ii/" xlink:type="simple">Subsets II</text:a></text:p>
          </table:table-cell>
          <table:table-cell table:style-name="ce3" table:content-validation-name="val1" office:value-type="string" calcext:value-type="string">
            <text:p>Subset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permutations/" xlink:type="simple">Permutations</text:a></text:p>
          </table:table-cell>
          <table:table-cell table:style-name="ce3" table:content-validation-name="val1" office:value-type="string" calcext:value-type="string">
            <text:p>Subset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etter-case-permutation/" xlink:type="simple">Letter Case Permutation</text:a></text:p>
          </table:table-cell>
          <table:table-cell table:style-name="ce3" table:content-validation-name="val1" office:value-type="string" calcext:value-type="string">
            <text:p>Subset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generate-parentheses/" xlink:type="simple">Generate Parentheses</text:a></text:p>
          </table:table-cell>
          <table:table-cell table:style-name="ce3" table:content-validation-name="val1" office:value-type="string" calcext:value-type="string">
            <text:p>Subset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www.lintcode.com/problem/779/" xlink:type="simple">Generalized Abbreviation</text:a></text:p>
          </table:table-cell>
          <table:table-cell table:style-name="ce3" table:content-validation-name="val1" office:value-type="string" calcext:value-type="string">
            <text:p>Subset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different-ways-to-add-parentheses/" xlink:type="simple">Different Ways to Add Parentheses</text:a></text:p>
          </table:table-cell>
          <table:table-cell table:style-name="ce3" table:content-validation-name="val1" office:value-type="string" calcext:value-type="string">
            <text:p>Subset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unique-binary-search-trees-ii/" xlink:type="simple">Unique Binary Search Trees II</text:a></text:p>
          </table:table-cell>
          <table:table-cell table:style-name="ce3" table:content-validation-name="val1" office:value-type="string" calcext:value-type="string">
            <text:p>Subset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unique-binary-search-trees/" xlink:type="simple">Unique Binary Search Trees</text:a></text:p>
          </table:table-cell>
          <table:table-cell table:style-name="ce3" table:content-validation-name="val1" office:value-type="string" calcext:value-type="string">
            <text:p>Subset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binary-search/" xlink:type="simple">Binary Search</text:a></text:p>
          </table:table-cell>
          <table:table-cell table:style-name="ce3" table:content-validation-name="val1" office:value-type="string" calcext:value-type="string">
            <text:p>Modified Binary Search</text:p>
          </table:table-cell>
          <table:table-cell table:style-name="ce3" table:content-validation-name="val2" office:value-type="string" calcext:value-type="string">
            <text:p>Easy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8" office:value-type="string" calcext:value-type="string">
            <text:p># Close enough. The grokking problem allows sorted input arrays as ascending or descending, which only introduces a simple chec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find-smallest-letter-greater-than-target/" xlink:type="simple">Find Smallest Letter Greater than Target</text:a></text:p>
          </table:table-cell>
          <table:table-cell table:style-name="ce3" table:content-validation-name="val1" office:value-type="string" calcext:value-type="string">
            <text:p>Modified Binary Search</text:p>
          </table:table-cell>
          <table:table-cell table:style-name="ce3" table:content-validation-name="val2" office:value-type="string" calcext:value-type="string">
            <text:p>Easy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find-first-and-last-position-of-element-in-sorted-array/" xlink:type="simple">Find First and Last Position of Element in Sorfted Array</text:a></text:p>
          </table:table-cell>
          <table:table-cell table:style-name="ce3" table:content-validation-name="val1" office:value-type="string" calcext:value-type="string">
            <text:p>Modified Binary Search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just4once.gitbooks.io/leetcode-notes/content/leetcode/binary-search/702-search-in-a-sorted-array-of-unknown-size.html" xlink:type="simple">Search in an Array of Unknown Size</text:a></text:p>
          </table:table-cell>
          <table:table-cell table:style-name="ce3" table:content-validation-name="val1" office:value-type="string" calcext:value-type="string">
            <text:p>Modified Binary Search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find-k-closest-elements/" xlink:type="simple">Find K Closest Elements</text:a></text:p>
          </table:table-cell>
          <table:table-cell table:style-name="ce3" table:content-validation-name="val1" office:value-type="string" calcext:value-type="string">
            <text:p>Modified Binary Search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peak-index-in-a-mountain-array/" xlink:type="simple">Peak Index in a Mountain Array</text:a></text:p>
          </table:table-cell>
          <table:table-cell table:style-name="ce3" table:content-validation-name="val1" office:value-type="string" calcext:value-type="string">
            <text:p>Modified Binary Search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find-in-mountain-array/" xlink:type="simple">Find in Mountain Array</text:a></text:p>
          </table:table-cell>
          <table:table-cell table:style-name="ce3" table:content-validation-name="val1" office:value-type="string" calcext:value-type="string">
            <text:p>Modified Binary Search</text:p>
          </table:table-cell>
          <table:table-cell table:style-name="ce3" table:content-validation-name="val2" office:value-type="string" calcext:value-type="string">
            <text:p>Hard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earch-in-rotated-sorted-array/" xlink:type="simple">Search in Rotated Sorted Array</text:a></text:p>
          </table:table-cell>
          <table:table-cell table:style-name="ce3" table:content-validation-name="val1" office:value-type="string" calcext:value-type="string">
            <text:p>Modified Binary Search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ingle-number/" xlink:type="simple">Single Number</text:a></text:p>
          </table:table-cell>
          <table:table-cell table:style-name="ce3" table:content-validation-name="val1" office:value-type="string" calcext:value-type="string">
            <text:p>Bitwise XOR</text:p>
          </table:table-cell>
          <table:table-cell table:style-name="ce3" table:content-validation-name="val2" office:value-type="string" calcext:value-type="string">
            <text:p>Easy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ingle-number-iii/" xlink:type="simple">Single Number III</text:a></text:p>
          </table:table-cell>
          <table:table-cell table:style-name="ce3" table:content-validation-name="val1" office:value-type="string" calcext:value-type="string">
            <text:p>Bitwise XOR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omplement-of-base-10-integer/" xlink:type="simple">Complement of Base 10 Integer</text:a></text:p>
          </table:table-cell>
          <table:table-cell table:style-name="ce3" table:content-validation-name="val1" office:value-type="string" calcext:value-type="string">
            <text:p>Bitwise XOR</text:p>
          </table:table-cell>
          <table:table-cell table:style-name="ce3" table:content-validation-name="val2" office:value-type="string" calcext:value-type="string">
            <text:p>Easy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flipping-an-image/" xlink:type="simple">Flipping an Image</text:a></text:p>
          </table:table-cell>
          <table:table-cell table:style-name="ce3" table:content-validation-name="val1" office:value-type="string" calcext:value-type="string">
            <text:p>Bitwise XOR</text:p>
          </table:table-cell>
          <table:table-cell table:style-name="ce3" table:content-validation-name="val2" office:value-type="string" calcext:value-type="string">
            <text:p>Easy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kth-largest-element-in-an-array/" xlink:type="simple">Kth Largest Element in an Array</text:a></text:p>
          </table:table-cell>
          <table:table-cell table:style-name="ce3" table:content-validation-name="val1" office:value-type="string" calcext:value-type="string">
            <text:p>Top K Element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k-closest-points-to-origin/" xlink:type="simple">K Closest Points to Origin</text:a></text:p>
          </table:table-cell>
          <table:table-cell table:style-name="ce3" table:content-validation-name="val1" office:value-type="string" calcext:value-type="string">
            <text:p>Top K Element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www.lintcode.com/problem/1872/" xlink:type="simple">Minimum Cost to Connect Sticks</text:a></text:p>
          </table:table-cell>
          <table:table-cell table:style-name="ce3" table:content-validation-name="val1" office:value-type="string" calcext:value-type="string">
            <text:p>Top K Element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top-k-frequent-elements/" xlink:type="simple">Top K Frequent Elements</text:a></text:p>
          </table:table-cell>
          <table:table-cell table:style-name="ce3" table:content-validation-name="val1" office:value-type="string" calcext:value-type="string">
            <text:p>Top K Element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ort-characters-by-frequency/" xlink:type="simple">Sort Characters by Frequency</text:a></text:p>
          </table:table-cell>
          <table:table-cell table:style-name="ce3" table:content-validation-name="val1" office:value-type="string" calcext:value-type="string">
            <text:p>Top K Element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kth-largest-element-in-a-stream/" xlink:type="simple">Kth Largest Element in a Stream</text:a></text:p>
          </table:table-cell>
          <table:table-cell table:style-name="ce3" table:content-validation-name="val1" office:value-type="string" calcext:value-type="string">
            <text:p>Top K Elements</text:p>
          </table:table-cell>
          <table:table-cell table:style-name="ce3" table:content-validation-name="val2" office:value-type="string" calcext:value-type="string">
            <text:p>Easy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find-k-closest-elements/" xlink:type="simple">Find K Closest Elements</text:a></text:p>
          </table:table-cell>
          <table:table-cell table:style-name="ce3" table:content-validation-name="val1" office:value-type="string" calcext:value-type="string">
            <text:p>Top K Element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kth-largest-element-in-an-array/" xlink:type="simple">Kth Largest Element in an Array</text:a></text:p>
          </table:table-cell>
          <table:table-cell table:style-name="ce3" table:content-validation-name="val1" office:value-type="string" calcext:value-type="string">
            <text:p>Top K Element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9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east-number-of-unique-integers-after-k-removals/" xlink:type="simple">Least Number of Unique Integers After K Removals</text:a></text:p>
          </table:table-cell>
          <table:table-cell table:style-name="ce3" table:content-validation-name="val1" office:value-type="string" calcext:value-type="string">
            <text:p>Top K Element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10" office:value-type="string" calcext:value-type="string">
            <text:p><text:a xlink:href="https://www.geeksforgeeks.org/sum-elements-k1th-k2th-smallest-elements/" xlink:type="simple">https://www.geeksforgeeks.org/sum-elements-k1th-k2th-smallest-elements/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www.geeksforgeeks.org/sum-elements-k1th-k2th-smallest-elements/" xlink:type="simple">Sum of All Elements between the K1th and K2th Smallest Elements</text:a></text:p>
          </table:table-cell>
          <table:table-cell table:style-name="ce3" table:content-validation-name="val1" office:value-type="string" calcext:value-type="string">
            <text:p>Top K Elements</text:p>
          </table:table-cell>
          <table:table-cell table:style-name="ce3" table:content-validation-name="val2" office:value-type="string" calcext:value-type="string">
            <text:p>Easy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eorganize-string/" xlink:type="simple">Reorganize String</text:a></text:p>
          </table:table-cell>
          <table:table-cell table:style-name="ce3" table:content-validation-name="val1" office:value-type="string" calcext:value-type="string">
            <text:p>Top K Element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www.lintcode.com/problem/907/" xlink:type="simple">Rearrange Strings K-Distance Apart</text:a></text:p>
          </table:table-cell>
          <table:table-cell table:style-name="ce3" table:content-validation-name="val1" office:value-type="string" calcext:value-type="string">
            <text:p>Top K Elements</text:p>
          </table:table-cell>
          <table:table-cell table:style-name="ce3" table:content-validation-name="val2" office:value-type="string" calcext:value-type="string">
            <text:p>Hard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task-scheduler/" xlink:type="simple">Task Scheduler</text:a></text:p>
          </table:table-cell>
          <table:table-cell table:style-name="ce3" table:content-validation-name="val1" office:value-type="string" calcext:value-type="string">
            <text:p>Top K Elements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aximum-frequency-stack/" xlink:type="simple">Maximum Frequency Stack</text:a></text:p>
          </table:table-cell>
          <table:table-cell table:style-name="ce3" table:content-validation-name="val1" office:value-type="string" calcext:value-type="string">
            <text:p>Top K Elements</text:p>
          </table:table-cell>
          <table:table-cell table:style-name="ce3" table:content-validation-name="val2" office:value-type="string" calcext:value-type="string">
            <text:p>Hard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erge-k-sorted-lists/" xlink:type="simple">Methe K Sorted Lists</text:a></text:p>
          </table:table-cell>
          <table:table-cell table:style-name="ce3" table:content-validation-name="val1" office:value-type="string" calcext:value-type="string">
            <text:p>K-way Merge</text:p>
          </table:table-cell>
          <table:table-cell table:style-name="ce3" table:content-validation-name="val2" office:value-type="string" calcext:value-type="string">
            <text:p>Hard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kth-smallest-element-in-a-sorted-matrix/" xlink:type="simple">Kth Smallest Element in a Sorted Matrix</text:a></text:p>
          </table:table-cell>
          <table:table-cell table:style-name="ce3" table:content-validation-name="val1" office:value-type="string" calcext:value-type="string">
            <text:p>K-way Merge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mallest-range-covering-elements-from-k-lists/" xlink:type="simple">Smallest Range Covering Elements from K Lists</text:a></text:p>
          </table:table-cell>
          <table:table-cell table:style-name="ce3" table:content-validation-name="val1" office:value-type="string" calcext:value-type="string">
            <text:p>K-way Merge</text:p>
          </table:table-cell>
          <table:table-cell table:style-name="ce3" table:content-validation-name="val2" office:value-type="string" calcext:value-type="string">
            <text:p>Hard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find-k-pairs-with-smallest-sums/" xlink:type="simple">Find K Pairs with Smallest Sums</text:a></text:p>
          </table:table-cell>
          <table:table-cell table:style-name="ce3" table:content-validation-name="val1" office:value-type="string" calcext:value-type="string">
            <text:p>K-way Merge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www.educative.io/courses/grokking-dynamic-programming-patterns-for-coding-interviews/RM1BDv71V60" xlink:type="simple">0/1 Knapsack</text:a></text:p>
          </table:table-cell>
          <table:table-cell table:style-name="ce3" table:content-validation-name="val1" office:value-type="string" calcext:value-type="string">
            <text:p>0/1 Knapsack</text:p>
          </table:table-cell>
          <table:table-cell table:style-name="ce3" table:content-validation-name="val2" office:value-type="string" calcext:value-type="string">
            <text:p>Easy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www.educative.io/courses/grokking-dynamic-programming-patterns-for-coding-interviews/3jEPRo5PDvx" xlink:type="simple">Equal Subset Sum Partition</text:a></text:p>
          </table:table-cell>
          <table:table-cell table:style-name="ce3" table:content-validation-name="val1" office:value-type="string" calcext:value-type="string">
            <text:p>0/1 Knapsack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partition-equal-subset-sum/" xlink:type="simple">Partition Equal Subset Sum</text:a></text:p>
          </table:table-cell>
          <table:table-cell table:style-name="ce3" table:content-validation-name="val1" office:value-type="string" calcext:value-type="string">
            <text:p>0/1 Knapsack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www.educative.io/courses/grokking-dynamic-programming-patterns-for-coding-interviews/3j64vRY6JnR" xlink:type="simple">Subset Sum</text:a></text:p>
          </table:table-cell>
          <table:table-cell table:style-name="ce3" table:content-validation-name="val1" office:value-type="string" calcext:value-type="string">
            <text:p>0/1 Knapsack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ast-stone-weight-ii/" xlink:type="simple">Last Stone Weight II</text:a></text:p>
          </table:table-cell>
          <table:table-cell table:style-name="ce3" table:content-validation-name="val1" office:value-type="string" calcext:value-type="string">
            <text:p>0/1 Knapsack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ombination-sum-ii/" xlink:type="simple">Combination Sum II</text:a></text:p>
          </table:table-cell>
          <table:table-cell table:style-name="ce3" table:content-validation-name="val1" office:value-type="string" calcext:value-type="string">
            <text:p>0/1 Knapsack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target-sum/" xlink:type="simple">Target Sum</text:a></text:p>
          </table:table-cell>
          <table:table-cell table:style-name="ce3" table:content-validation-name="val1" office:value-type="string" calcext:value-type="string">
            <text:p>0/1 Knapsack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ones-and-zeroes/" xlink:type="simple">Ones and Zeroes</text:a></text:p>
          </table:table-cell>
          <table:table-cell table:style-name="ce3" table:content-validation-name="val1" office:value-type="string" calcext:value-type="string">
            <text:p>0/1 Knapsack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ourse-schedule/" xlink:type="simple">Course Schedule</text:a></text:p>
          </table:table-cell>
          <table:table-cell table:style-name="ce3" table:content-validation-name="val1" office:value-type="string" calcext:value-type="string">
            <text:p>Topological Sort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ourse-schedule-ii/" xlink:type="simple">Course Schedule II</text:a></text:p>
          </table:table-cell>
          <table:table-cell table:style-name="ce3" table:content-validation-name="val1" office:value-type="string" calcext:value-type="string">
            <text:p>Topological Sort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www.lintcode.com/problem/892/" xlink:type="simple">Alien Dictionary</text:a></text:p>
          </table:table-cell>
          <table:table-cell table:style-name="ce3" table:content-validation-name="val1" office:value-type="string" calcext:value-type="string">
            <text:p>Topological Sort</text:p>
          </table:table-cell>
          <table:table-cell table:style-name="ce3" table:content-validation-name="val2" office:value-type="string" calcext:value-type="string">
            <text:p>Hard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www.lintcode.com/problem/605/" xlink:type="simple">Sequence Reconstruction</text:a></text:p>
          </table:table-cell>
          <table:table-cell table:style-name="ce3" table:content-validation-name="val1" office:value-type="string" calcext:value-type="string">
            <text:p>Topological Sort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inimum-height-trees/" xlink:type="simple">Minimum Height Trees</text:a></text:p>
          </table:table-cell>
          <table:table-cell table:style-name="ce3" table:content-validation-name="val1" office:value-type="string" calcext:value-type="string">
            <text:p>Topological Sort</text:p>
          </table:table-cell>
          <table:table-cell table:style-name="ce3" table:content-validation-name="val2" office:value-type="string" calcext:value-type="string">
            <text:p>Medium</text:p>
          </table:table-cell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/>
          <table:table-cell table:style-name="ce4" table:content-validation-name="val1"/>
          <table:table-cell table:style-name="ce4" table:content-validation-name="val2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1">
          <table:table-cell/>
          <table:table-cell table:style-name="ce4" table:content-validation-name="val1"/>
          <table:table-cell table:style-name="ce4" table:content-validation-name="val2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11" office:value-type="string" calcext:value-type="string">
            <text:p>Link to actual course - file:///Users/z0ltan/Documents/Edification/Competitive%20Programming/Educative/Grokking%20the%20Coding%20Interview%20-%20Patterns%20for%20Coding%20Questions/</text:p>
          </table:table-cell>
          <table:table-cell table:number-columns-repeated="1014"/>
        </table:table-row>
        <table:table-row table:style-name="ro1" table:number-rows-repeated="883">
          <table:table-cell/>
          <table:table-cell table:style-name="ce4" table:content-validation-name="val1"/>
          <table:table-cell table:style-name="ce4" table:content-validation-name="val2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4" table:content-validation-name="val3"/>
          <table:table-cell table:style-name="ce4" table:content-validation-name="val4"/>
          <table:table-cell table:style-name="ce6"/>
          <table:table-cell table:number-columns-repeated="101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GTCI.J1:GTCI.J1000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Neetcode 150" table:style-name="ta2"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3" table:content-validation-name="val5" office:value-type="string" calcext:value-type="string">
            <text:p>Category</text:p>
          </table:table-cell>
          <table:table-cell table:style-name="ce1" office:value-type="string" calcext:value-type="string">
            <text:p>Topic</text:p>
          </table:table-cell>
          <table:table-cell table:style-name="ce15" table:content-validation-name="val8" office:value-type="string" calcext:value-type="string">
            <text:p>Solution 1 Date</text:p>
          </table:table-cell>
          <table:table-cell table:style-name="ce16" table:content-validation-name="val9" office:value-type="string" calcext:value-type="string">
            <text:p>Solution 1 Time</text:p>
          </table:table-cell>
          <table:table-cell table:style-name="ce15" table:content-validation-name="val8" office:value-type="string" calcext:value-type="string">
            <text:p>Solution 2 Date</text:p>
          </table:table-cell>
          <table:table-cell table:style-name="ce16" table:content-validation-name="val9" office:value-type="string" calcext:value-type="string">
            <text:p>Solution 2 Time</text:p>
          </table:table-cell>
          <table:table-cell table:style-name="ce15" table:content-validation-name="val8" office:value-type="string" calcext:value-type="string">
            <text:p>Solution 3 Date</text:p>
          </table:table-cell>
          <table:table-cell table:style-name="ce16" table:content-validation-name="val9" office:value-type="string" calcext:value-type="string">
            <text:p>Solution 3 Ti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Solution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contains-duplicate/" xlink:type="simple">Contains Duplicate</text:a></text:p>
          </table:table-cell>
          <table:table-cell table:style-name="ce14" table:content-validation-name="val6" office:value-type="string" calcext:value-type="string">
            <text:p>Easy</text:p>
          </table:table-cell>
          <table:table-cell table:style-name="ce3" table:content-validation-name="val7" office:value-type="string" calcext:value-type="string">
            <text:p>Arrays and Hashing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3OamzN90kPg" xlink:type="simple">https://www.youtube.com/watch?v=3OamzN90kPg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valid-anagram/" xlink:type="simple">Valid Anagram</text:a></text:p>
          </table:table-cell>
          <table:table-cell table:style-name="ce3" table:content-validation-name="val6" office:value-type="string" calcext:value-type="string">
            <text:p>Easy</text:p>
          </table:table-cell>
          <table:table-cell table:style-name="ce3" table:content-validation-name="val7" office:value-type="string" calcext:value-type="string">
            <text:p>Arrays and Hashing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9UtInBqnCgA" xlink:type="simple">https://www.youtube.com/watch?v=9UtInBqnCgA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two-sum/" xlink:type="simple">Two Sum</text:a></text:p>
          </table:table-cell>
          <table:table-cell table:style-name="ce3" table:content-validation-name="val6" office:value-type="string" calcext:value-type="string">
            <text:p>Easy</text:p>
          </table:table-cell>
          <table:table-cell table:style-name="ce3" table:content-validation-name="val7" office:value-type="string" calcext:value-type="string">
            <text:p>Arrays and Hashing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KLlXCFG5TnA" xlink:type="simple">https://www.youtube.com/watch?v=KLlXCFG5TnA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valid-palindrome/" xlink:type="simple">Valid Palindrome</text:a></text:p>
          </table:table-cell>
          <table:table-cell table:style-name="ce3" table:content-validation-name="val6" office:value-type="string" calcext:value-type="string">
            <text:p>Easy</text:p>
          </table:table-cell>
          <table:table-cell table:style-name="ce3" table:content-validation-name="val7" office:value-type="string" calcext:value-type="string">
            <text:p>Two Pointer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jJXJ16kPFWg" xlink:type="simple">https://www.youtube.com/watch?v=jJXJ16kPFWg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3" table:content-validation-name="val6" office:value-type="string" calcext:value-type="string">
            <text:p>Easy</text:p>
          </table:table-cell>
          <table:table-cell table:style-name="ce3" table:content-validation-name="val7" office:value-type="string" calcext:value-type="string">
            <text:p>Sliding Window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1pkOgXD63yU" xlink:type="simple">https://www.youtube.com/watch?v=1pkOgXD63yU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valid-parentheses/" xlink:type="simple">Valid Parentheses</text:a></text:p>
          </table:table-cell>
          <table:table-cell table:style-name="ce3" table:content-validation-name="val6" office:value-type="string" calcext:value-type="string">
            <text:p>Easy</text:p>
          </table:table-cell>
          <table:table-cell table:style-name="ce3" table:content-validation-name="val7" office:value-type="string" calcext:value-type="string">
            <text:p>Stack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WTzjTskDFMg" xlink:type="simple">https://www.youtube.com/watch?v=WTzjTskDFMg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binary-search/" xlink:type="simple">Binary Search</text:a></text:p>
          </table:table-cell>
          <table:table-cell table:style-name="ce3" table:content-validation-name="val6" office:value-type="string" calcext:value-type="string">
            <text:p>Easy</text:p>
          </table:table-cell>
          <table:table-cell table:style-name="ce3" table:content-validation-name="val7" office:value-type="string" calcext:value-type="string">
            <text:p>Binary Search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s4DPM8ct1pI" xlink:type="simple">https://www.youtube.com/watch?v=s4DPM8ct1pI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reverse-linked-list/" xlink:type="simple">Reverse Linked List</text:a></text:p>
          </table:table-cell>
          <table:table-cell table:style-name="ce3" table:content-validation-name="val6" office:value-type="string" calcext:value-type="string">
            <text:p>Easy</text:p>
          </table:table-cell>
          <table:table-cell table:style-name="ce3" table:content-validation-name="val7" office:value-type="string" calcext:value-type="string">
            <text:p>Linked List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G0_I-ZF0S38" xlink:type="simple">https://www.youtube.com/watch?v=G0_I-ZF0S38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merge-two-sorted-lists/" xlink:type="simple">Merge Two Sorted Linked Lists</text:a></text:p>
          </table:table-cell>
          <table:table-cell table:style-name="ce3" table:content-validation-name="val6" office:value-type="string" calcext:value-type="string">
            <text:p>Easy</text:p>
          </table:table-cell>
          <table:table-cell table:style-name="ce3" table:content-validation-name="val7" office:value-type="string" calcext:value-type="string">
            <text:p>Linked List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XIdigk956u0" xlink:type="simple">https://www.youtube.com/watch?v=XIdigk956u0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linked-list-cycle/" xlink:type="simple">Linked List Cycle</text:a></text:p>
          </table:table-cell>
          <table:table-cell table:style-name="ce3" table:content-validation-name="val6" office:value-type="string" calcext:value-type="string">
            <text:p>Easy</text:p>
          </table:table-cell>
          <table:table-cell table:style-name="ce3" table:content-validation-name="val7" office:value-type="string" calcext:value-type="string">
            <text:p>Linked List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gBTe7lFR3vc" xlink:type="simple">https://www.youtube.com/watch?v=gBTe7lFR3vc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invert-binary-tree/" xlink:type="simple">Invert Binary Tree</text:a></text:p>
          </table:table-cell>
          <table:table-cell table:style-name="ce3" table:content-validation-name="val6" office:value-type="string" calcext:value-type="string">
            <text:p>Easy</text:p>
          </table:table-cell>
          <table:table-cell table:style-name="ce3" table:content-validation-name="val7" office:value-type="string" calcext:value-type="string">
            <text:p>Tree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OnSn2XEQ4MY" xlink:type="simple">https://www.youtube.com/watch?v=OnSn2XEQ4MY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maximum-depth-of-binary-tree/" xlink:type="simple">Maximum Depth of Binary Tree</text:a></text:p>
          </table:table-cell>
          <table:table-cell table:style-name="ce3" table:content-validation-name="val6" office:value-type="string" calcext:value-type="string">
            <text:p>Easy</text:p>
          </table:table-cell>
          <table:table-cell table:style-name="ce3" table:content-validation-name="val7" office:value-type="string" calcext:value-type="string">
            <text:p>Tree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hTM3phVI6YQ" xlink:type="simple">https://www.youtube.com/watch?v=hTM3phVI6YQ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diameter-of-binary-tree/" xlink:type="simple">Diameter of a Binary Tree</text:a></text:p>
          </table:table-cell>
          <table:table-cell table:style-name="ce3" table:content-validation-name="val6" office:value-type="string" calcext:value-type="string">
            <text:p>Easy</text:p>
          </table:table-cell>
          <table:table-cell table:style-name="ce3" table:content-validation-name="val7" office:value-type="string" calcext:value-type="string">
            <text:p>Tree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bkxqA8Rfv04" xlink:type="simple">https://www.youtube.com/watch?v=bkxqA8Rfv04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balanced-binary-tree/" xlink:type="simple">Balanced Binary Tree</text:a></text:p>
          </table:table-cell>
          <table:table-cell table:style-name="ce3" table:content-validation-name="val6" office:value-type="string" calcext:value-type="string">
            <text:p>Easy</text:p>
          </table:table-cell>
          <table:table-cell table:style-name="ce3" table:content-validation-name="val7" office:value-type="string" calcext:value-type="string">
            <text:p>Tree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QfJsau0ItOY" xlink:type="simple">https://www.youtube.com/watch?v=QfJsau0ItOY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same-tree/" xlink:type="simple">Same Tree</text:a></text:p>
          </table:table-cell>
          <table:table-cell table:style-name="ce3" table:content-validation-name="val6" office:value-type="string" calcext:value-type="string">
            <text:p>Easy</text:p>
          </table:table-cell>
          <table:table-cell table:style-name="ce3" table:content-validation-name="val7" office:value-type="string" calcext:value-type="string">
            <text:p>Tree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vRbbcKXCxOw" xlink:type="simple">https://www.youtube.com/watch?v=vRbbcKXCxOw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subtree-of-another-tree/" xlink:type="simple">Subtree of Another Tree</text:a></text:p>
          </table:table-cell>
          <table:table-cell table:style-name="ce3" table:content-validation-name="val6" office:value-type="string" calcext:value-type="string">
            <text:p>Easy</text:p>
          </table:table-cell>
          <table:table-cell table:style-name="ce3" table:content-validation-name="val7" office:value-type="string" calcext:value-type="string">
            <text:p>Tree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E36O5SWp-LE" xlink:type="simple">https://www.youtube.com/watch?v=E36O5SWp-LE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lowest-common-ancestor-of-a-binary-search-tree/" xlink:type="simple">Lowest Common Ancestor of a BST</text:a></text:p>
          </table:table-cell>
          <table:table-cell table:style-name="ce3" table:content-validation-name="val6" office:value-type="string" calcext:value-type="string">
            <text:p>Easy</text:p>
          </table:table-cell>
          <table:table-cell table:style-name="ce3" table:content-validation-name="val7" office:value-type="string" calcext:value-type="string">
            <text:p>Tree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gs2LMfuOR9k" xlink:type="simple">https://www.youtube.com/watch?v=gs2LMfuOR9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kth-largest-element-in-a-stream/" xlink:type="simple">Kth Largest Element in a Stream</text:a></text:p>
          </table:table-cell>
          <table:table-cell table:style-name="ce3" table:content-validation-name="val6" office:value-type="string" calcext:value-type="string">
            <text:p>Easy</text:p>
          </table:table-cell>
          <table:table-cell table:style-name="ce3" table:content-validation-name="val7" office:value-type="string" calcext:value-type="string">
            <text:p>Heaps/Priority Queue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hOjcdrqMoQ8" xlink:type="simple">https://www.youtube.com/watch?v=hOjcdrqMoQ8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last-stone-weight/" xlink:type="simple">Last Stone Weight</text:a></text:p>
          </table:table-cell>
          <table:table-cell table:style-name="ce3" table:content-validation-name="val6" office:value-type="string" calcext:value-type="string">
            <text:p>Easy</text:p>
          </table:table-cell>
          <table:table-cell table:style-name="ce3" table:content-validation-name="val7" office:value-type="string" calcext:value-type="string">
            <text:p>Heaps/Priority Queue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B-QCq79-Vfw" xlink:type="simple">https://www.youtube.com/watch?v=B-QCq79-Vfw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climbing-stairs/" xlink:type="simple">Climbing Stairs</text:a></text:p>
          </table:table-cell>
          <table:table-cell table:style-name="ce3" table:content-validation-name="val6" office:value-type="string" calcext:value-type="string">
            <text:p>Easy</text:p>
          </table:table-cell>
          <table:table-cell table:style-name="ce3" table:content-validation-name="val7" office:value-type="string" calcext:value-type="string">
            <text:p>1D DP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Y0lT9Fck7qI" xlink:type="simple">https://www.youtube.com/watch?v=Y0lT9Fck7qI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min-cost-climbing-stairs/" xlink:type="simple">Min Cost Climbing Stairs</text:a></text:p>
          </table:table-cell>
          <table:table-cell table:style-name="ce3" table:content-validation-name="val6" office:value-type="string" calcext:value-type="string">
            <text:p>Easy</text:p>
          </table:table-cell>
          <table:table-cell table:style-name="ce3" table:content-validation-name="val7" office:value-type="string" calcext:value-type="string">
            <text:p>1D DP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ktmzAZWkEZ0" xlink:type="simple">https://www.youtube.com/watch?v=ktmzAZWkEZ0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meeting-rooms/" xlink:type="simple">Meeting Rooms</text:a></text:p>
          </table:table-cell>
          <table:table-cell table:style-name="ce3" table:content-validation-name="val6" office:value-type="string" calcext:value-type="string">
            <text:p>Easy</text:p>
          </table:table-cell>
          <table:table-cell table:style-name="ce3" table:content-validation-name="val7" office:value-type="string" calcext:value-type="string">
            <text:p>Interval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PaJxqZVPhbg" xlink:type="simple">https://www.youtube.com/watch?v=PaJxqZVPhbg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happy-number/" xlink:type="simple">Happy Number</text:a></text:p>
          </table:table-cell>
          <table:table-cell table:style-name="ce3" table:content-validation-name="val6" office:value-type="string" calcext:value-type="string">
            <text:p>Easy</text:p>
          </table:table-cell>
          <table:table-cell table:style-name="ce3" table:content-validation-name="val7" office:value-type="string" calcext:value-type="string">
            <text:p>Maths and Geometry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ljz85bxOYJ0" xlink:type="simple">https://www.youtube.com/watch?v=ljz85bxOYJ0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plus-one/" xlink:type="simple">Plus One</text:a></text:p>
          </table:table-cell>
          <table:table-cell table:style-name="ce3" table:content-validation-name="val6" office:value-type="string" calcext:value-type="string">
            <text:p>Easy</text:p>
          </table:table-cell>
          <table:table-cell table:style-name="ce3" table:content-validation-name="val7" office:value-type="string" calcext:value-type="string">
            <text:p>Maths and Geometry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jIaA8boiG1s" xlink:type="simple">https://www.youtube.com/watch?v=jIaA8boiG1s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single-number/" xlink:type="simple">Single Number</text:a></text:p>
          </table:table-cell>
          <table:table-cell table:style-name="ce3" table:content-validation-name="val6" office:value-type="string" calcext:value-type="string">
            <text:p>Easy</text:p>
          </table:table-cell>
          <table:table-cell table:style-name="ce3" table:content-validation-name="val7" office:value-type="string" calcext:value-type="string">
            <text:p>Bit Manipulation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qMPX1AOa83k" xlink:type="simple">https://www.youtube.com/watch?v=qMPX1AOa83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number-of-1-bits/" xlink:type="simple">Number of 1 Bits</text:a></text:p>
          </table:table-cell>
          <table:table-cell table:style-name="ce3" table:content-validation-name="val6" office:value-type="string" calcext:value-type="string">
            <text:p>Easy</text:p>
          </table:table-cell>
          <table:table-cell table:style-name="ce3" table:content-validation-name="val7" office:value-type="string" calcext:value-type="string">
            <text:p>Bit Manipulation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5Km3utixwZs" xlink:type="simple">https://www.youtube.com/watch?v=5Km3utixwZs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counting-bits/" xlink:type="simple">Couning Bits</text:a></text:p>
          </table:table-cell>
          <table:table-cell table:style-name="ce3" table:content-validation-name="val6" office:value-type="string" calcext:value-type="string">
            <text:p>Easy</text:p>
          </table:table-cell>
          <table:table-cell table:style-name="ce3" table:content-validation-name="val7" office:value-type="string" calcext:value-type="string">
            <text:p>Bit Manipulation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RyBM56RIWrM" xlink:type="simple">https://www.youtube.com/watch?v=RyBM56RIWrM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reverse-bits/" xlink:type="simple">Reverse Bits</text:a></text:p>
          </table:table-cell>
          <table:table-cell table:style-name="ce3" table:content-validation-name="val6" office:value-type="string" calcext:value-type="string">
            <text:p>Easy</text:p>
          </table:table-cell>
          <table:table-cell table:style-name="ce3" table:content-validation-name="val7" office:value-type="string" calcext:value-type="string">
            <text:p>Bit Manipulation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UcoN6UjAI64" xlink:type="simple">https://www.youtube.com/watch?v=UcoN6UjAI64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missing-number/" xlink:type="simple">Mssing Number</text:a></text:p>
          </table:table-cell>
          <table:table-cell table:style-name="ce3" table:content-validation-name="val6" office:value-type="string" calcext:value-type="string">
            <text:p>Easy</text:p>
          </table:table-cell>
          <table:table-cell table:style-name="ce3" table:content-validation-name="val7" office:value-type="string" calcext:value-type="string">
            <text:p>Bit Manipulation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WnPLSRLSANE" xlink:type="simple">https://www.youtube.com/watch?v=WnPLSRLSANE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Group Anagrams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Arrays and Hashing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vzdNOK2oB2E" xlink:type="simple">https://www.youtube.com/watch?v=vzdNOK2oB2E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op K Frequent Elements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Arrays and Hashing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YPTqKIgVk-k" xlink:type="simple">https://www.youtube.com/watch?v=YPTqKIgVk-k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Product of Array except Self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Arrays and Hashing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bNvIQI2wAjk" xlink:type="simple">https://www.youtube.com/watch?v=bNvIQI2wAjk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Valid Sudoku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Arrays and Hashing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TjFXEUCMqI8" xlink:type="simple">https://www.youtube.com/watch?v=TjFXEUCMqI8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Encode and Decode Strings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Arrays and Hashing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B1k_sxOSgv8" xlink:type="simple">https://www.youtube.com/watch?v=B1k_sxOSgv8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Longest Consecutive Sequence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Arrays and Hashing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P6RZZMu_maU" xlink:type="simple">https://www.youtube.com/watch?v=P6RZZMu_maU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wo Sum II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Two Pointer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cQ1Oz4ckceM" xlink:type="simple">https://www.youtube.com/watch?v=cQ1Oz4ckceM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3Sum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Two Pointer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jzZsG8n2R9A" xlink:type="simple">https://www.youtube.com/watch?v=jzZsG8n2R9A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Container with Most Water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Two Pointer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UuiTKBwPgAo" xlink:type="simple">https://www.youtube.com/watch?v=UuiTKBwPgAo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Longest Repeating Character Replacement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Sliding Window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gqXU1UyA8pk" xlink:type="simple">https://www.youtube.com/watch?v=gqXU1UyA8pk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Longest Substring without Repeating Characters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Sliding Window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wiGpQwVHdE0" xlink:type="simple">https://www.youtube.com/watch?v=wiGpQwVHdE0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Permutations in String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Sliding Window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UbyhOgBN834" xlink:type="simple">https://www.youtube.com/watch?v=UbyhOgBN834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Min Stack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Stack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qkLl7nAwDPo" xlink:type="simple">https://www.youtube.com/watch?v=qkLl7nAwDPo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Evaluate Reverse Polish Notation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Stack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iu0082c4HDE" xlink:type="simple">https://www.youtube.com/watch?v=iu0082c4HDE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Generate Parentheses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Stack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s9fokUqJ76A" xlink:type="simple">https://www.youtube.com/watch?v=s9fokUqJ76A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daily-temperatures/" xlink:type="simple">Daily Temperatures</text:a>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Stack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cTBiBSnjO3c" xlink:type="simple">https://www.youtube.com/watch?v=cTBiBSnjO3c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Car Fleet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Stack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Pr6T-3yB9RM" xlink:type="simple">https://www.youtube.com/watch?v=Pr6T-3yB9RM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Search in a 2D Matrix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Binary Search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Ber2pi2C0j0" xlink:type="simple">https://www.youtube.com/watch?v=Ber2pi2C0j0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Koko eating Bananas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Binary Search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U2SozAs9RzA" xlink:type="simple">https://www.youtube.com/watch?v=U2SozAs9RzA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Search Rotated Sorted Array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Binary Search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U8XENwh8Oy8" xlink:type="simple">https://www.youtube.com/watch?v=U8XENwh8Oy8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Find Minimum in Rotated Sorted Array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Binary Search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nIVW4P8b1VA" xlink:type="simple">https://www.youtube.com/watch?v=nIVW4P8b1VA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ime-based Key-Value Store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Binary Search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fu2cD_6E8Hw" xlink:type="simple">https://www.youtube.com/watch?v=fu2cD_6E8Hw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Reorder List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Linked List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S5bfdUTrKLM" xlink:type="simple">https://www.youtube.com/watch?v=S5bfdUTrKLM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Remove Nth node from End of List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Linked List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XVuQxVej6y8" xlink:type="simple">https://www.youtube.com/watch?v=XVuQxVej6y8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Copy List with Random Pointer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Linked List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5Y2EiZST97Y" xlink:type="simple">https://www.youtube.com/watch?v=5Y2EiZST97Y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Add two Numbers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Linked List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wgFPrzTjm7s" xlink:type="simple">https://www.youtube.com/watch?v=wgFPrzTjm7s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Find the Duplicate Number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Linked List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wjYnzkAhcNk" xlink:type="simple">https://www.youtube.com/watch?v=wjYnzkAhcNk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LRU Cache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Linked List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7ABFKPK2hD4" xlink:type="simple">https://www.youtube.com/watch?v=7ABFKPK2hD4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Binary Tree Level-Order Traversal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Tree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6ZnyEApgFYg" xlink:type="simple">https://www.youtube.com/watch?v=6ZnyEApgFYg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Binary Tree Right-Side View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Tree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d4zLyf32e3I" xlink:type="simple">https://www.youtube.com/watch?v=d4zLyf32e3I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Cound Good Nodes in a Binary Tree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Tree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7cp5imvDzl4" xlink:type="simple">https://www.youtube.com/watch?v=7cp5imvDzl4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Validate Binary Search Tree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Tree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s6ATEkipzow" xlink:type="simple">https://www.youtube.com/watch?v=s6ATEkipzow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Kth Smallest Element in a BST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Tree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5LUXSvjmGCw" xlink:type="simple">https://www.youtube.com/watch?v=5LUXSvjmGCw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Construct Tree from Preorder and Inorder Traversal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Trees</text:p>
          </table:table-cell>
          <table:table-cell table:style-name="ce3" table:number-columns-repeated="7"/>
          <table:table-cell table:style-name="ce18" office:value-type="string" calcext:value-type="string">
            <text:p><text:a xlink:href="https://www.youtube.com/watch?v=ihj4IQGZ2zc" xlink:type="simple">https://www.youtube.com/watch?v=ihj4IQGZ2zc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Implement Trie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Trie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oobqoCJlHA0" xlink:type="simple">https://www.youtube.com/watch?v=oobqoCJlHA0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Design Add and Search Word Datastructure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Trie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BTf05gs_8iU" xlink:type="simple">https://www.youtube.com/watch?v=BTf05gs_8iU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K Closest Points to Origin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Heaps/Priority Queue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rI2EBUEMfTk" xlink:type="simple">https://www.youtube.com/watch?v=rI2EBUEMfTk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Kth Largest Element in an Array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Heaps/Priority Queue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XEmy13g1Qxc" xlink:type="simple">https://www.youtube.com/watch?v=XEmy13g1Qxc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ask Scheduler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Heaps/Priority Queue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s8p8ukTyA2I" xlink:type="simple">https://www.youtube.com/watch?v=s8p8ukTyA2I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Design Twitter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Heaps/Priority Queue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pNichitDD2E" xlink:type="simple">https://www.youtube.com/watch?v=pNichitDD2E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Subsets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Backtracking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REOH22Xwdkk" xlink:type="simple">https://www.youtube.com/watch?v=REOH22Xwdkk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Combination Sum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Backtracking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GBKI9VSKdGg" xlink:type="simple">https://www.youtube.com/watch?v=GBKI9VSKdGg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Permutations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Backtracking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s7AvT7cGdSo" xlink:type="simple">https://www.youtube.com/watch?v=s7AvT7cGdSo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Subsets II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Backtracking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Vn2v6ajA7U0" xlink:type="simple">https://www.youtube.com/watch?v=Vn2v6ajA7U0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Combination Sum II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Backtracking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rSA3t6BDDwg" xlink:type="simple">https://www.youtube.com/watch?v=rSA3t6BDDwg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Word Search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Backtracking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pfiQ_PS1g8E" xlink:type="simple">https://www.youtube.com/watch?v=pfiQ_PS1g8E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Palindrome Partitioning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Backtracking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3jvWodd7ht0" xlink:type="simple">https://www.youtube.com/watch?v=3jvWodd7ht0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Letter Combinations of a Phone Number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Backtracking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0snEunUacZY" xlink:type="simple">https://www.youtube.com/watch?v=0snEunUacZY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Number of Islands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Graph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pV2kpPD66nE" xlink:type="simple">https://www.youtube.com/watch?v=pV2kpPD66nE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Clone Graph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Graph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mQeF6bN8hMk" xlink:type="simple">https://www.youtube.com/watch?v=mQeF6bN8hMk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Max Area of Island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Graph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iJGr1OtmH0c" xlink:type="simple">https://www.youtube.com/watch?v=iJGr1OtmH0c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Pacific Atlantic Waterflow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Graph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s-VkcjHqkGI" xlink:type="simple">https://www.youtube.com/watch?v=s-VkcjHqkGI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Surrounded Regions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Graph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9z2BunfoZ5Y" xlink:type="simple">https://www.youtube.com/watch?v=9z2BunfoZ5Y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Rotting Oranges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Graph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y704fEOx0s0" xlink:type="simple">https://www.youtube.com/watch?v=y704fEOx0s0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Walls and Gates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Graph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e69C6xhiSQE" xlink:type="simple">https://www.youtube.com/watch?v=e69C6xhiSQE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Course Schedule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Graph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EgI5nU9etnU" xlink:type="simple">https://www.youtube.com/watch?v=EgI5nU9etnU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Course Schedule II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Graph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Akt3glAwyfY" xlink:type="simple">https://www.youtube.com/watch?v=Akt3glAwyfY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Redundant Connection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Graph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FXWRE67PLL0" xlink:type="simple">https://www.youtube.com/watch?v=FXWRE67PLL0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Number of Connected Components in a Graph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Graph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8f1XPm4WOUc" xlink:type="simple">https://www.youtube.com/watch?v=8f1XPm4WOUc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Graph Valid Tree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Graph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bXsUuownnoQ" xlink:type="simple">https://www.youtube.com/watch?v=bXsUuownnoQ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Min Cost to Connect All Points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Advanced Graph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f7JOBJIC-NA" xlink:type="simple">https://www.youtube.com/watch?v=f7JOBJIC-NA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Network Delay Time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Advanced Graph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EaphyqKU4PQ" xlink:type="simple">https://www.youtube.com/watch?v=EaphyqKU4PQ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Cheapest Flights within K Stops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Advanced Graph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5eIK3zUdYmE" xlink:type="simple">https://www.youtube.com/watch?v=5eIK3zUdYmE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House Robber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1D DP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73r3KWiEvyk" xlink:type="simple">https://www.youtube.com/watch?v=73r3KWiEvyk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House Robber II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1D DP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rWAJCfYYOvM" xlink:type="simple">https://www.youtube.com/watch?v=rWAJCfYYOvM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Longest Palindromic Substring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1D DP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XYQecbcd6_c" xlink:type="simple">https://www.youtube.com/watch?v=XYQecbcd6_c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Palindromic Substrings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1D DP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4RACzI5-du8" xlink:type="simple">https://www.youtube.com/watch?v=4RACzI5-du8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Decode Ways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1D DP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6aEyTjOwlJU" xlink:type="simple">https://www.youtube.com/watch?v=6aEyTjOwlJU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Coin Change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1D DP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H9bfqozjoqs" xlink:type="simple">https://www.youtube.com/watch?v=H9bfqozjoqs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Maximum Product Subarray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1D DP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lXVy6YWFcRM" xlink:type="simple">https://www.youtube.com/watch?v=lXVy6YWFcRM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Word Break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1D DP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Sx9NNgInc3A" xlink:type="simple">https://www.youtube.com/watch?v=Sx9NNgInc3A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Longest Increasing Subsequence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1D DP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cjWnW0hdF1Y" xlink:type="simple">https://www.youtube.com/watch?v=cjWnW0hdF1Y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Partition Equal Subset Sum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1D DP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IsvocB5BJhw" xlink:type="simple">https://www.youtube.com/watch?v=IsvocB5BJhw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Unique Paths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2D DP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IlEsdxuD4lY" xlink:type="simple">https://www.youtube.com/watch?v=IlEsdxuD4lY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longest-common-subsequence/" xlink:type="simple">Longest Common Subsequence</text:a>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2D DP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Ua0GhsJSlWM" xlink:type="simple">https://www.youtube.com/watch?v=Ua0GhsJSlWM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Best Time to Buy and Sell Stock with Cooldown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2D DP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I7j0F7AHpb8" xlink:type="simple">https://www.youtube.com/watch?v=I7j0F7AHpb8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Coin Change II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2D DP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Mjy4hd2xgrs" xlink:type="simple">https://www.youtube.com/watch?v=Mjy4hd2xgrs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arget Sum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2D DP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g0npyaQtAQM" xlink:type="simple">https://www.youtube.com/watch?v=g0npyaQtAQM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Interleaving String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2D DP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3Rw3p9LrgvE" xlink:type="simple">https://www.youtube.com/watch?v=3Rw3p9LrgvE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Maximum Subarray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Greedy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5WZl3MMT0Eg" xlink:type="simple">https://www.youtube.com/watch?v=5WZl3MMT0Eg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Jump Game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Greedy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Yan0cv2cLy8" xlink:type="simple">https://www.youtube.com/watch?v=Yan0cv2cLy8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Jump Game II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Greedy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dJ7sWiOoK7g" xlink:type="simple">https://www.youtube.com/watch?v=dJ7sWiOoK7g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Gas Station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Greedy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lJwbPZGo05A" xlink:type="simple">https://www.youtube.com/watch?v=lJwbPZGo05A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Hand of Straights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Greedy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amnrMCVd2YI" xlink:type="simple">https://www.youtube.com/watch?v=amnrMCVd2YI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Merge Triplets to form Target Triplet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Greedy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kShkQLQZ9K4" xlink:type="simple">https://www.youtube.com/watch?v=kShkQLQZ9K4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Partition Labels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Greedy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B7m8UmZE-vw" xlink:type="simple">https://www.youtube.com/watch?v=B7m8UmZE-vw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Valid Parenthesis String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Greedy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QhPdNS143Qg" xlink:type="simple">https://www.youtube.com/watch?v=QhPdNS143Qg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Insert Interval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Interval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A8NUOmlwOlM" xlink:type="simple">https://www.youtube.com/watch?v=A8NUOmlwOlM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Merge Intervals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Interval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44H3cEC2fFM" xlink:type="simple">https://www.youtube.com/watch?v=44H3cEC2fFM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Non-Overlapping Intervals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Interval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nONCGxWoUfM" xlink:type="simple">https://www.youtube.com/watch?v=nONCGxWoUfM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Meeting Rooms II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Interval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FdzJmTCVyJU" xlink:type="simple">https://www.youtube.com/watch?v=FdzJmTCVyJU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Rotate Image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Maths and Geometry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fMSJSS7eO1w" xlink:type="simple">https://www.youtube.com/watch?v=fMSJSS7eO1w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Spiral Matrix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Maths and Geometry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BJnMZNwUk1M" xlink:type="simple">https://www.youtube.com/watch?v=BJnMZNwUk1M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Set Matrix Zeroes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Maths and Geometry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T41rL0L3Pnw" xlink:type="simple">https://www.youtube.com/watch?v=T41rL0L3Pnw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Pow(x, n)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Maths and Geometry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g9YQyYi4IQQ" xlink:type="simple">https://www.youtube.com/watch?v=g9YQyYi4IQQ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Multiply Strings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Maths and Geometry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1vZswirL8Y8" xlink:type="simple">https://www.youtube.com/watch?v=1vZswirL8Y8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Detect Squares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Maths and Geometry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bahebearrDc" xlink:type="simple">https://www.youtube.com/watch?v=bahebearrDc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Sum of Two Integers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Bit Manipulation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gVUrDV4tZfY" xlink:type="simple">https://www.youtube.com/watch?v=gVUrDV4tZfY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Reverse Integer</text:p>
          </table:table-cell>
          <table:table-cell table:style-name="ce3" table:content-validation-name="val6" office:value-type="string" calcext:value-type="string">
            <text:p>Medium</text:p>
          </table:table-cell>
          <table:table-cell table:style-name="ce3" table:content-validation-name="val7" office:value-type="string" calcext:value-type="string">
            <text:p>Bit Manipulation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HAgLH58IgJQ" xlink:type="simple">https://www.youtube.com/watch?v=HAgLH58IgJQ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trapping-rain-water/" xlink:type="simple">Trapping Rainwater</text:a></text:p>
          </table:table-cell>
          <table:table-cell table:style-name="ce3" table:content-validation-name="val6" office:value-type="string" calcext:value-type="string">
            <text:p>Hard</text:p>
          </table:table-cell>
          <table:table-cell table:style-name="ce3" table:content-validation-name="val7" office:value-type="string" calcext:value-type="string">
            <text:p>Two Pointer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ZI2z5pq0TqA" xlink:type="simple">https://www.youtube.com/watch?v=ZI2z5pq0TqA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minimum-window-substring/" xlink:type="simple">Minimum Window Substring</text:a></text:p>
          </table:table-cell>
          <table:table-cell table:style-name="ce3" table:content-validation-name="val6" office:value-type="string" calcext:value-type="string">
            <text:p>Hard</text:p>
          </table:table-cell>
          <table:table-cell table:style-name="ce3" table:content-validation-name="val7" office:value-type="string" calcext:value-type="string">
            <text:p>Sliding Window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jSto0O4AJbM" xlink:type="simple">https://www.youtube.com/watch?v=jSto0O4AJbM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sliding-window-maximum/" xlink:type="simple">Sliding Window Maximum</text:a></text:p>
          </table:table-cell>
          <table:table-cell table:style-name="ce3" table:content-validation-name="val6" office:value-type="string" calcext:value-type="string">
            <text:p>Hard</text:p>
          </table:table-cell>
          <table:table-cell table:style-name="ce3" table:content-validation-name="val7" office:value-type="string" calcext:value-type="string">
            <text:p>Sliding Window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DfljaUwZsOk" xlink:type="simple">https://www.youtube.com/watch?v=DfljaUwZsO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m/" xlink:type="simple">Largest Rectangle in Histogram</text:a></text:p>
          </table:table-cell>
          <table:table-cell table:style-name="ce3" table:content-validation-name="val6" office:value-type="string" calcext:value-type="string">
            <text:p>Hard</text:p>
          </table:table-cell>
          <table:table-cell table:style-name="ce3" table:content-validation-name="val7" office:value-type="string" calcext:value-type="string">
            <text:p>Stack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zx5Sw9130L0" xlink:type="simple">https://www.youtube.com/watch?v=zx5Sw9130L0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median-of-two-sorted-arrays/" xlink:type="simple">Find Median of Two Sorted Arrays</text:a></text:p>
          </table:table-cell>
          <table:table-cell table:style-name="ce3" table:content-validation-name="val6" office:value-type="string" calcext:value-type="string">
            <text:p>Hard</text:p>
          </table:table-cell>
          <table:table-cell table:style-name="ce3" table:content-validation-name="val7" office:value-type="string" calcext:value-type="string">
            <text:p>Binary Search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q6IEA26hvXc" xlink:type="simple">https://www.youtube.com/watch?v=q6IEA26hvXc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merge-k-sorted-lists/" xlink:type="simple">Merge K Sorted Lists</text:a></text:p>
          </table:table-cell>
          <table:table-cell table:style-name="ce3" table:content-validation-name="val6" office:value-type="string" calcext:value-type="string">
            <text:p>Hard</text:p>
          </table:table-cell>
          <table:table-cell table:style-name="ce3" table:content-validation-name="val7" office:value-type="string" calcext:value-type="string">
            <text:p>Linked List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q5a5OiGbT6Q" xlink:type="simple">https://www.youtube.com/watch?v=q5a5OiGbT6Q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reverse-nodes-in-k-group/" xlink:type="simple">Reverse Nodes in K-Group</text:a></text:p>
          </table:table-cell>
          <table:table-cell table:style-name="ce3" table:content-validation-name="val6" office:value-type="string" calcext:value-type="string">
            <text:p>Hard</text:p>
          </table:table-cell>
          <table:table-cell table:style-name="ce3" table:content-validation-name="val7" office:value-type="string" calcext:value-type="string">
            <text:p>Linked List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1UOPsfP85V4" xlink:type="simple">https://www.youtube.com/watch?v=1UOPsfP85V4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Binary Tree Max Path Sum</text:p>
          </table:table-cell>
          <table:table-cell table:style-name="ce3" table:content-validation-name="val6" office:value-type="string" calcext:value-type="string">
            <text:p>Hard</text:p>
          </table:table-cell>
          <table:table-cell table:style-name="ce3" table:content-validation-name="val7" office:value-type="string" calcext:value-type="string">
            <text:p>Tree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Hr5cWUld4vU" xlink:type="simple">https://www.youtube.com/watch?v=Hr5cWUld4vU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Serialize and Deserialize Binary Tree</text:p>
          </table:table-cell>
          <table:table-cell table:style-name="ce3" table:content-validation-name="val6" office:value-type="string" calcext:value-type="string">
            <text:p>Hard</text:p>
          </table:table-cell>
          <table:table-cell table:style-name="ce3" table:content-validation-name="val7" office:value-type="string" calcext:value-type="string">
            <text:p>Tree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u4JAi2JJhI8" xlink:type="simple">https://www.youtube.com/watch?v=u4JAi2JJhI8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Word Search II</text:p>
          </table:table-cell>
          <table:table-cell table:style-name="ce3" table:content-validation-name="val6" office:value-type="string" calcext:value-type="string">
            <text:p>Hard</text:p>
          </table:table-cell>
          <table:table-cell table:style-name="ce3" table:content-validation-name="val7" office:value-type="string" calcext:value-type="string">
            <text:p>Trie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asbcE9mZz_U" xlink:type="simple">https://www.youtube.com/watch?v=asbcE9mZz_U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Find Median from Data Stream</text:p>
          </table:table-cell>
          <table:table-cell table:style-name="ce3" table:content-validation-name="val6" office:value-type="string" calcext:value-type="string">
            <text:p>Hard</text:p>
          </table:table-cell>
          <table:table-cell table:style-name="ce3" table:content-validation-name="val7" office:value-type="string" calcext:value-type="string">
            <text:p>Heaps/Priority Queue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itmhHWaHupI" xlink:type="simple">https://www.youtube.com/watch?v=itmhHWaHupI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N-Queens</text:p>
          </table:table-cell>
          <table:table-cell table:style-name="ce3" table:content-validation-name="val6" office:value-type="string" calcext:value-type="string">
            <text:p>Hard</text:p>
          </table:table-cell>
          <table:table-cell table:style-name="ce3" table:content-validation-name="val7" office:value-type="string" calcext:value-type="string">
            <text:p>Backtracking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Ph95IHmRp5M" xlink:type="simple">https://www.youtube.com/watch?v=Ph95IHmRp5M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Word Ladder</text:p>
          </table:table-cell>
          <table:table-cell table:style-name="ce3" table:content-validation-name="val6" office:value-type="string" calcext:value-type="string">
            <text:p>Hard</text:p>
          </table:table-cell>
          <table:table-cell table:style-name="ce3" table:content-validation-name="val7" office:value-type="string" calcext:value-type="string">
            <text:p>Graph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h9iTnkgv05E" xlink:type="simple">https://www.youtube.com/watch?v=h9iTnkgv05E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Reconstruct Itinerary</text:p>
          </table:table-cell>
          <table:table-cell table:style-name="ce3" table:content-validation-name="val6" office:value-type="string" calcext:value-type="string">
            <text:p>Hard</text:p>
          </table:table-cell>
          <table:table-cell table:style-name="ce3" table:content-validation-name="val7" office:value-type="string" calcext:value-type="string">
            <text:p>Advanced Graph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ZyB_gQ8vqGA" xlink:type="simple">https://www.youtube.com/watch?v=ZyB_gQ8vqGA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Swim in Rising Water</text:p>
          </table:table-cell>
          <table:table-cell table:style-name="ce3" table:content-validation-name="val6" office:value-type="string" calcext:value-type="string">
            <text:p>Hard</text:p>
          </table:table-cell>
          <table:table-cell table:style-name="ce3" table:content-validation-name="val7" office:value-type="string" calcext:value-type="string">
            <text:p>Advanced Graph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amvrKlMLuGY" xlink:type="simple">https://www.youtube.com/watch?v=amvrKlMLuGY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Alien Dictionary</text:p>
          </table:table-cell>
          <table:table-cell table:style-name="ce3" table:content-validation-name="val6" office:value-type="string" calcext:value-type="string">
            <text:p>Hard</text:p>
          </table:table-cell>
          <table:table-cell table:style-name="ce3" table:content-validation-name="val7" office:value-type="string" calcext:value-type="string">
            <text:p>Advanced Graph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6kTZYvNNyps" xlink:type="simple">https://www.youtube.com/watch?v=6kTZYvNNyps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Longest Increasing Path in a Matrix</text:p>
          </table:table-cell>
          <table:table-cell table:style-name="ce3" table:content-validation-name="val6" office:value-type="string" calcext:value-type="string">
            <text:p>Hard</text:p>
          </table:table-cell>
          <table:table-cell table:style-name="ce3" table:content-validation-name="val7" office:value-type="string" calcext:value-type="string">
            <text:p>2D DP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wCc_nd-GiEc" xlink:type="simple">https://www.youtube.com/watch?v=wCc_nd-GiEc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Distinct Subsequences</text:p>
          </table:table-cell>
          <table:table-cell table:style-name="ce3" table:content-validation-name="val6" office:value-type="string" calcext:value-type="string">
            <text:p>Hard</text:p>
          </table:table-cell>
          <table:table-cell table:style-name="ce3" table:content-validation-name="val7" office:value-type="string" calcext:value-type="string">
            <text:p>2D DP</text:p>
          </table:table-cell>
          <table:table-cell table:style-name="ce3" table:number-columns-repeated="7"/>
          <table:table-cell table:style-name="ce18" office:value-type="string" calcext:value-type="string">
            <text:p><text:a xlink:href="https://www.youtube.com/watch?v=-RDzMJ33nx8" xlink:type="simple">https://www.youtube.com/watch?v=-RDzMJ33nx8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Edit Distance</text:p>
          </table:table-cell>
          <table:table-cell table:style-name="ce3" table:content-validation-name="val6" office:value-type="string" calcext:value-type="string">
            <text:p>Hard</text:p>
          </table:table-cell>
          <table:table-cell table:style-name="ce3" table:content-validation-name="val7" office:value-type="string" calcext:value-type="string">
            <text:p>2D DP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XYi2-LPrwm4" xlink:type="simple">https://www.youtube.com/watch?v=XYi2-LPrwm4</text:a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Burst Balloons</text:p>
          </table:table-cell>
          <table:table-cell table:style-name="ce3" table:content-validation-name="val6" office:value-type="string" calcext:value-type="string">
            <text:p>Hard</text:p>
          </table:table-cell>
          <table:table-cell table:style-name="ce3" table:content-validation-name="val7" office:value-type="string" calcext:value-type="string">
            <text:p>2D DP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VFskby7lUbw" xlink:type="simple">https://www.youtube.com/watch?v=VFskby7lUbw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regular-expression-matching/" xlink:type="simple">Regular Expression Matching</text:a></text:p>
          </table:table-cell>
          <table:table-cell table:style-name="ce3" table:content-validation-name="val6" office:value-type="string" calcext:value-type="string">
            <text:p>Hard</text:p>
          </table:table-cell>
          <table:table-cell table:style-name="ce3" table:content-validation-name="val7" office:value-type="string" calcext:value-type="string">
            <text:p>2D DP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HAA8mgxlov8" xlink:type="simple">https://www.youtube.com/watch?v=HAA8mgxlov8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leetcode.com/problems/minimum-interval-to-include-each-query/" xlink:type="simple">Minimum Interval to Include Each Query</text:a></text:p>
          </table:table-cell>
          <table:table-cell table:style-name="ce3" table:content-validation-name="val6" office:value-type="string" calcext:value-type="string">
            <text:p>Hard</text:p>
          </table:table-cell>
          <table:table-cell table:style-name="ce3" table:content-validation-name="val7" office:value-type="string" calcext:value-type="string">
            <text:p>Intervals</text:p>
          </table:table-cell>
          <table:table-cell table:style-name="ce3" table:number-columns-repeated="7"/>
          <table:table-cell table:style-name="ce17" office:value-type="string" calcext:value-type="string">
            <text:p><text:a xlink:href="https://www.youtube.com/watch?v=5hQ5WWW5awQ" xlink:type="simple">https://www.youtube.com/watch?v=5hQ5WWW5awQ</text:a></text:p>
          </table:table-cell>
          <table:table-cell table:number-columns-repeated="1013"/>
        </table:table-row>
        <table:table-row table:style-name="ro1" table:number-rows-repeated="854">
          <table:table-cell/>
          <table:table-cell table:style-name="ce4" table:content-validation-name="val6"/>
          <table:table-cell table:style-name="ce4" table:content-validation-name="val7"/>
          <table:table-cell table:number-columns-repeated="1021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Neetcode 150'.B1:'Neetcode 150'.B1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Neetcode 150'.B2:'Neetcode 150'.B2">
            <calcext:condition calcext:apply-style-name="ConditionalStyle_5" calcext:value="formula-is(LEN(TRIM([.B2]))&gt;0)" calcext:base-cell-address="'Neetcode 150'.B2"/>
          </calcext:conditional-format>
        </calcext:conditional-formats>
      </table:table>
      <table:table table:name="Grind 169" table:style-name="ta3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number-columns-repeated="1014" table:default-cell-style-name="Default"/>
        <table:table-row table:style-name="ro1">
          <table:table-cell table:style-name="ce3" office:value-type="string" calcext:value-type="string">
            <text:p>Problem</text:p>
          </table:table-cell>
          <table:table-cell table:style-name="ce20" table:content-validation-name="val10" office:value-type="string" calcext:value-type="string">
            <text:p>Category</text:p>
          </table:table-cell>
          <table:table-cell table:style-name="ce16" table:content-validation-name="val11" office:value-type="string" calcext:value-type="string">
            <text:p>Expected Solution Time</text:p>
          </table:table-cell>
          <table:table-cell table:style-name="ce15" table:content-validation-name="val12" office:value-type="string" calcext:value-type="string">
            <text:p>Solution 1 Date</text:p>
          </table:table-cell>
          <table:table-cell table:style-name="ce16" table:content-validation-name="val11" office:value-type="string" calcext:value-type="string">
            <text:p>Solution 1 Time</text:p>
          </table:table-cell>
          <table:table-cell table:style-name="ce15" table:content-validation-name="val12" office:value-type="string" calcext:value-type="string">
            <text:p>Solution 2 Date</text:p>
          </table:table-cell>
          <table:table-cell table:style-name="ce16" table:content-validation-name="val11" office:value-type="string" calcext:value-type="string">
            <text:p>Solution 2 Time</text:p>
          </table:table-cell>
          <table:table-cell table:style-name="ce15" table:content-validation-name="val12" office:value-type="string" calcext:value-type="string">
            <text:p>Solution 3 Date</text:p>
          </table:table-cell>
          <table:table-cell table:style-name="ce16" table:content-validation-name="val11" office:value-type="string" calcext:value-type="string">
            <text:p>Solution 3 Time</text:p>
          </table:table-cell>
          <table:table-cell table:style-name="ce3" office:value-type="string" calcext:value-type="string">
            <text:p>Notes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two-sum/" xlink:type="simple">Two Sum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15" calcext:value-type="float">
            <text:p>1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valid-parentheses/" xlink:type="simple">Valid Parentheses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merge-two-sorted-lists/" xlink:type="simple">Merge Two Sorted Lists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best-time-to-buy-and-sell-stock/" xlink:type="simple">Best Time to Buy and Sell Stocks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valid-palindrome/" xlink:type="simple">Valid Palindrome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15" calcext:value-type="float">
            <text:p>1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invert-binary-tree/" xlink:type="simple">Invert Binary Tree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15" calcext:value-type="float">
            <text:p>1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valid-anagram/" xlink:type="simple">Valid Anagram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15" calcext:value-type="float">
            <text:p>1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binary-search/" xlink:type="simple">Binary Search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15" calcext:value-type="float">
            <text:p>1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flood-fill/" xlink:type="simple">Flood Fill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maximum-subarray/" xlink:type="simple">Maximum Subarray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lowest-common-ancestor-of-a-binary-search-tree/" xlink:type="simple">Lowest Common Ancestor of a Binary Tree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balanced-binary-tree/" xlink:type="simple">Balanced Binary Tree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15" calcext:value-type="float">
            <text:p>1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linked-list-cycle/" xlink:type="simple">Linked List Cycle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implement-queue-using-stacks/" xlink:type="simple">Implement Queue using Stacks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first-bad-version/" xlink:type="simple">First Bad Version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ransom-note/" xlink:type="simple">Ransom Note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15" calcext:value-type="float">
            <text:p>1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climbing-stairs/" xlink:type="simple">Climbing Stairs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longest-palindrome/" xlink:type="simple">Longest Palindrome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min-stack/" xlink:type="simple">Min Stack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reverse-linked-list/" xlink:type="simple">Reverse Linked List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majority-element/" xlink:type="simple">Majority Element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add-binary/" xlink:type="simple">Add Binary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15" calcext:value-type="float">
            <text:p>1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diameter-of-binary-tree/" xlink:type="simple">Diameter of Binary Tree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middle-of-the-linked-list/" xlink:type="simple">Middle of the Linked List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maximum-depth-of-binary-tree/" xlink:type="simple">Maximum Depth of Binary Tree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15" calcext:value-type="float">
            <text:p>1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contains-duplicate/" xlink:type="simple">Contains Duplicate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15" calcext:value-type="float">
            <text:p>1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www.interviewbit.com/problems/meeting-rooms/" xlink:type="simple">Meeting Rooms II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roman-to-integer/" xlink:type="simple">Roman to Integer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backspace-string-compare/" xlink:type="simple">Backspace String Compare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15" calcext:value-type="float">
            <text:p>1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counting-bits/" xlink:type="simple">Counting Bits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15" calcext:value-type="float">
            <text:p>1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same-tree/" xlink:type="simple">Same Tree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number-of-1-bits/" xlink:type="simple">Number of 1 bits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15" calcext:value-type="float">
            <text:p>1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single-number/" xlink:type="simple">Single Number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15" calcext:value-type="float">
            <text:p>1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palindrome-linked-list/" xlink:type="simple">Palindrome Linked List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move-zeroes/" xlink:type="simple">Move Zeroes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symmetric-tree/" xlink:type="simple">Symmetric Tree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missing-number/" xlink:type="simple">Missing Number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15" calcext:value-type="float">
            <text:p>1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palindrome-number/" xlink:type="simple">Palindrome Number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15" calcext:value-type="float">
            <text:p>1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convert-sorted-array-to-binary-search-tree/" xlink:type="simple">Convert Sorted Array to Binary Search Tree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reverse-bits/" xlink:type="simple">Reverse Bits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15" calcext:value-type="float">
            <text:p>1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subtree-of-another-tree/" xlink:type="simple">Subtree of another Tree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squares-of-a-sorted-array/" xlink:type="simple">Squares of a Sorted Array</text:a></text:p>
          </table:table-cell>
          <table:table-cell table:style-name="ce20" table:content-validation-name="val10" office:value-type="string" calcext:value-type="string">
            <text:p>Easy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insert-interval/" xlink:type="simple">Insert Interval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5" calcext:value-type="float">
            <text:p>2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01-matrix/" xlink:type="simple">01 Matrix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k-closest-points-to-origin/" xlink:type="simple">K Closest Points to Origin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longest-substring-without-repeating-characters/" xlink:type="simple">Longest Substring without Repeating Characters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3sum/" xlink:type="simple">3Sum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binary-tree-level-order-traversal/" xlink:type="simple">Binary Tree Level Order Traversal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clone-graph/" xlink:type="simple">Clone Graph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5" calcext:value-type="float">
            <text:p>2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evaluate-reverse-polish-notation/" xlink:type="simple">Evaluate Reverse Polish Notation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course-schedule/" xlink:type="simple">Course Schedule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implement-trie-prefix-tree/" xlink:type="simple">Implement Trie (Prefix Tree)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5" calcext:value-type="float">
            <text:p>3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coin-change/" xlink:type="simple">Coin Change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5" calcext:value-type="float">
            <text:p>2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product-of-array-except-self/" xlink:type="simple">Product of Array except Self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validate-binary-search-tree/" xlink:type="simple">Validate Binary Search Tree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number-of-islands/" xlink:type="simple">Number of Islands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5" calcext:value-type="float">
            <text:p>2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rotting-oranges/" xlink:type="simple">Rotting Oranges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search-in-rotated-sorted-array/" xlink:type="simple">Search in Rotated Sorted Array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combination-sum/" xlink:type="simple">Combination Sum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permutations/" xlink:type="simple">Permutations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merge-intervals/" xlink:type="simple">Merge Intervals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lowest-common-ancestor-of-a-binary-tree/" xlink:type="simple">Lowest Common Ancestor of a Binary Tree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5" calcext:value-type="float">
            <text:p>2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time-based-key-value-store/" xlink:type="simple">Time-Based Key-Value Store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5" calcext:value-type="float">
            <text:p>3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accounts-merge/" xlink:type="simple">Accounts Merge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sort-colors/" xlink:type="simple">Sort Colors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5" calcext:value-type="float">
            <text:p>2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word-break/" xlink:type="simple">Word Break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partition-equal-subset-sum/" xlink:type="simple">Partition Equal Subset Sum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string-to-integer-atoi/" xlink:type="simple">String to Integer (atoi)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5" calcext:value-type="float">
            <text:p>2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spiral-matrix/" xlink:type="simple">Spiral Matrix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5" calcext:value-type="float">
            <text:p>2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subsets/" xlink:type="simple">Subsets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binary-tree-right-side-view/" xlink:type="simple">Binary Tree Right-Side View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5" calcext:value-type="float">
            <text:p>2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unique-paths/" xlink:type="simple">Unique Paths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construct-binary-tree-from-preorder-and-inorder-traversal/" xlink:type="simple">Construct Binary Tree from PreOrder and InOrder Traversal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5" calcext:value-type="float">
            <text:p>2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container-with-most-water/" xlink:type="simple">Container with Most Water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5" calcext:value-type="float">
            <text:p>3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letter-combinations-of-a-phone-number/" xlink:type="simple">Letter Combinations of a Phone Number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word-search/" xlink:type="simple">Word Search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find-all-anagrams-in-a-string/" xlink:type="simple">Find All Anagrams in a String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minimum-height-trees/" xlink:type="simple">Minimum Height Trees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task-scheduler/" xlink:type="simple">Task Scheduler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5" calcext:value-type="float">
            <text:p>3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lru-cache/" xlink:type="simple">LRU Cache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kth-smallest-element-in-a-bst/" xlink:type="simple">Kth Smallest Element in a BST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5" calcext:value-type="float">
            <text:p>2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daily-temperatures/" xlink:type="simple">Daily Temperatures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house-robber/" xlink:type="simple">House Robber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5" calcext:value-type="float">
            <text:p>2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gas-station/" xlink:type="simple">Gas Station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valid-sudoku/" xlink:type="simple">Valid Sudoku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5" calcext:value-type="float">
            <text:p>3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group-anagrams/" xlink:type="simple">Group Anagrams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5" calcext:value-type="float">
            <text:p>2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maximum-product-subarray/" xlink:type="simple">Maximum Product Subarray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design-add-and-search-words-data-structure/" xlink:type="simple">Design Add and Search Words Datastructure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5" calcext:value-type="float">
            <text:p>3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pacific-atlantic-water-flow/" xlink:type="simple">Pacific Atlantic Water Flow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remove-nth-node-from-end-of-list/" xlink:type="simple">Remove Nth Node from End of List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foolishhungry.com/shortest-path-to-get-food/" xlink:type="simple">Shortest Path to get Food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find-the-duplicate-number/" xlink:type="simple">Find the Duplicate Number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top-k-frequent-words/" xlink:type="simple">Top K Frequent Words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longest-increasing-subsequence/" xlink:type="simple">Longest Increasing Subsequence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algomonster.medium.com/leetcode-261-graph-valid-tree-f27c212c1db1" xlink:type="simple">Graph Valid Tree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course-schedule-ii/" xlink:type="simple">Course Schedule II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5" calcext:value-type="float">
            <text:p>3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swap-nodes-in-pairs/" xlink:type="simple">Swap Nodes in Pairs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5" calcext:value-type="float">
            <text:p>2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path-sum-ii/" xlink:type="simple">Path Sum II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5" calcext:value-type="float">
            <text:p>2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longest-consecutive-sequence/" xlink:type="simple">Longest Consecutive Sequence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rotate-array/" xlink:type="simple">Rotate Array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5" calcext:value-type="float">
            <text:p>2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odd-even-linked-list/" xlink:type="simple">Odd-Even Linked List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5" calcext:value-type="float">
            <text:p>2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decode-string/" xlink:type="simple">Decode String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contiguous-array/" xlink:type="simple">Contiguous Array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maximum-width-of-binary-tree/" xlink:type="simple">Maximum Width of a Binary Tree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find-k-closest-elements/" xlink:type="simple">Find K Closest Elements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longest-repeating-character-replacement/" xlink:type="simple">Longest Repeating Character Replacement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ttzztt.gitbooks.io/lc/content/inorder-successor-in-bst.html" xlink:type="simple">In-Order Successor in BST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jump-game/" xlink:type="simple">Jump Game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add-two-numbers/" xlink:type="simple">Add Two Numbers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5" calcext:value-type="float">
            <text:p>2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generate-parentheses/" xlink:type="simple">Generate Parentheses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5" calcext:value-type="float">
            <text:p>2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sort-list/" xlink:type="simple">Sort List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5" calcext:value-type="float">
            <text:p>2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cheonhyangzhang.gitbooks.io/leetcode-solutions/content/323-number-of-connected-components-in-an-undirected-graph.html" xlink:type="simple">Number of Connected Components in an Undirected Graph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wentao-shao.gitbook.io/leetcode/graph-search/1197.minimum-knight-moves" xlink:type="simple">Minimum Knight Moves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5" calcext:value-type="float">
            <text:p>3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subarray-sum-equals-k/" xlink:type="simple">Subarray Sum equals K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5" calcext:value-type="float">
            <text:p>3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asteroid-collision/" xlink:type="simple">Asteroid Collision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random-pick-with-weight/" xlink:type="simple">Random Pick with Weight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5" calcext:value-type="float">
            <text:p>2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kth-largest-element-in-an-array/" xlink:type="simple">Kth Largest Element in an Array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maximal-square/" xlink:type="simple">Maximal Square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rotate-image/" xlink:type="simple">Rotate Image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5" calcext:value-type="float">
            <text:p>2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binary-tree-zigzag-level-order-traversal/" xlink:type="simple">Binary Tree ZigZag Level Traversal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5" calcext:value-type="float">
            <text:p>2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www.tutorialcup.com/leetcode-solutions/design-hit-counter-leetcode-solution.htm" xlink:type="simple">Design Hit Counter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path-sum-iii/" xlink:type="simple">Path Sum III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5" calcext:value-type="float">
            <text:p>3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powx-n/" xlink:type="simple">Pow(x, n)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search-a-2d-matrix/" xlink:type="simple">Search a 2D Matrix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largest-number/" xlink:type="simple">Larget Number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decode-ways/" xlink:type="simple">Decode Ways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5" calcext:value-type="float">
            <text:p>2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www.tutorialcup.com/leetcode-solutions/meeting-rooms-ii-leetcode-solution.htm" xlink:type="simple">Meeting Rooms II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reverse-integer/" xlink:type="simple">Reverse Integer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5" calcext:value-type="float">
            <text:p>2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set-matrix-zeroes/" xlink:type="simple">Set Matrix Zeroes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5" calcext:value-type="float">
            <text:p>2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reorder-list/" xlink:type="simple">Reorder List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5" calcext:value-type="float">
            <text:p>2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cheonhyangzhang.gitbooks.io/leetcode-solutions/content/271-encode-and-decode-strings.html" xlink:type="simple">Encode and Decode Strings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5" calcext:value-type="float">
            <text:p>2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cheapest-flights-within-k-stops/" xlink:type="simple">Cheapest Flights within K Stops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45" calcext:value-type="float">
            <text:p>4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all-nodes-distance-k-in-binary-tree/" xlink:type="simple">All Nodes Distance K in Binary Tree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5" calcext:value-type="float">
            <text:p>2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3sum-closest/" xlink:type="simple">3Sum Closest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rotate-list/" xlink:type="simple">Rotate List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5" calcext:value-type="float">
            <text:p>2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find-minimum-in-rotated-sorted-array/" xlink:type="simple">Find Minimum in Rotated Sorted Array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basic-calculator-ii/" xlink:type="simple">Basic Calculator II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combination-sum-iv/" xlink:type="simple">Combination Sum IV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35" calcext:value-type="float">
            <text:p>3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insert-delete-getrandom-o1/" xlink:type="simple">Insert Delete GetRandom O(1)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non-overlapping-intervals/" xlink:type="simple">Non-Overlapping Intervals</text:a></text:p>
          </table:table-cell>
          <table:table-cell table:style-name="ce20" table:content-validation-name="val10" office:value-type="string" calcext:value-type="string">
            <text:p>Medium</text:p>
          </table:table-cell>
          <table:table-cell table:style-name="ce16" table:content-validation-name="val11" office:value-type="float" office:value="20" calcext:value-type="float">
            <text:p>2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minimum-window-substring/" xlink:type="simple">Minimum Window Substring</text:a></text:p>
          </table:table-cell>
          <table:table-cell table:style-name="ce20" table:content-validation-name="val10" office:value-type="string" calcext:value-type="string">
            <text:p>Hard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serialize-and-deserialize-binary-tree/" xlink:type="simple">Serialize and Deserialize Binary Tree</text:a></text:p>
          </table:table-cell>
          <table:table-cell table:style-name="ce20" table:content-validation-name="val10" office:value-type="string" calcext:value-type="string">
            <text:p>Hard</text:p>
          </table:table-cell>
          <table:table-cell table:style-name="ce16" table:content-validation-name="val11" office:value-type="float" office:value="40" calcext:value-type="float">
            <text:p>4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trapping-rain-water/" xlink:type="simple">Trapping Rain Water</text:a></text:p>
          </table:table-cell>
          <table:table-cell table:style-name="ce20" table:content-validation-name="val10" office:value-type="string" calcext:value-type="string">
            <text:p>Hard</text:p>
          </table:table-cell>
          <table:table-cell table:style-name="ce16" table:content-validation-name="val11" office:value-type="float" office:value="35" calcext:value-type="float">
            <text:p>3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find-median-from-data-stream/" xlink:type="simple">Find Median from Data Stream</text:a></text:p>
          </table:table-cell>
          <table:table-cell table:style-name="ce20" table:content-validation-name="val10" office:value-type="string" calcext:value-type="string">
            <text:p>Hard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word-ladder/" xlink:type="simple">Word Ladder</text:a></text:p>
          </table:table-cell>
          <table:table-cell table:style-name="ce20" table:content-validation-name="val10" office:value-type="string" calcext:value-type="string">
            <text:p>Hard</text:p>
          </table:table-cell>
          <table:table-cell table:style-name="ce16" table:content-validation-name="val11" office:value-type="float" office:value="45" calcext:value-type="float">
            <text:p>4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basic-calculator/" xlink:type="simple">Basic Calculator</text:a></text:p>
          </table:table-cell>
          <table:table-cell table:style-name="ce20" table:content-validation-name="val10" office:value-type="string" calcext:value-type="string">
            <text:p>Hard</text:p>
          </table:table-cell>
          <table:table-cell table:style-name="ce16" table:content-validation-name="val11" office:value-type="float" office:value="40" calcext:value-type="float">
            <text:p>4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maximum-profit-in-job-scheduling/" xlink:type="simple">Maximum Profit in Job Scheduling</text:a></text:p>
          </table:table-cell>
          <table:table-cell table:style-name="ce20" table:content-validation-name="val10" office:value-type="string" calcext:value-type="string">
            <text:p>Hard</text:p>
          </table:table-cell>
          <table:table-cell table:style-name="ce16" table:content-validation-name="val11" office:value-type="float" office:value="45" calcext:value-type="float">
            <text:p>4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merge-k-sorted-lists/" xlink:type="simple">Merge K Sorted Lists</text:a></text:p>
          </table:table-cell>
          <table:table-cell table:style-name="ce20" table:content-validation-name="val10" office:value-type="string" calcext:value-type="string">
            <text:p>Hard</text:p>
          </table:table-cell>
          <table:table-cell table:style-name="ce16" table:content-validation-name="val11" office:value-type="float" office:value="30" calcext:value-type="float">
            <text:p>3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largest-rectangle-in-histogram/" xlink:type="simple">Larget Rectangle in Histogram</text:a></text:p>
          </table:table-cell>
          <table:table-cell table:style-name="ce20" table:content-validation-name="val10" office:value-type="string" calcext:value-type="string">
            <text:p>Hard</text:p>
          </table:table-cell>
          <table:table-cell table:style-name="ce16" table:content-validation-name="val11" office:value-type="float" office:value="35" calcext:value-type="float">
            <text:p>3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binary-tree-maximum-path-sum/" xlink:type="simple">Binary Tree Maximum Path Sum</text:a></text:p>
          </table:table-cell>
          <table:table-cell table:style-name="ce20" table:content-validation-name="val10" office:value-type="string" calcext:value-type="string">
            <text:p>Hard</text:p>
          </table:table-cell>
          <table:table-cell table:style-name="ce16" table:content-validation-name="val11" office:value-type="float" office:value="35" calcext:value-type="float">
            <text:p>3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maximum-frequency-stack/" xlink:type="simple">Maximum Frequency Stack</text:a></text:p>
          </table:table-cell>
          <table:table-cell table:style-name="ce20" table:content-validation-name="val10" office:value-type="string" calcext:value-type="string">
            <text:p>Hard</text:p>
          </table:table-cell>
          <table:table-cell table:style-name="ce16" table:content-validation-name="val11" office:value-type="float" office:value="40" calcext:value-type="float">
            <text:p>4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median-of-two-sorted-arrays/" xlink:type="simple">Median of Two Sorted Arrays</text:a></text:p>
          </table:table-cell>
          <table:table-cell table:style-name="ce20" table:content-validation-name="val10" office:value-type="string" calcext:value-type="string">
            <text:p>Hard</text:p>
          </table:table-cell>
          <table:table-cell table:style-name="ce16" table:content-validation-name="val11" office:value-type="float" office:value="40" calcext:value-type="float">
            <text:p>4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longest-increasing-path-in-a-matrix/" xlink:type="simple">Longest Increasing Path in a Matrix</text:a></text:p>
          </table:table-cell>
          <table:table-cell table:style-name="ce20" table:content-validation-name="val10" office:value-type="string" calcext:value-type="string">
            <text:p>Hard</text:p>
          </table:table-cell>
          <table:table-cell table:style-name="ce16" table:content-validation-name="val11" office:value-type="float" office:value="40" calcext:value-type="float">
            <text:p>4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longest-valid-parentheses/" xlink:type="simple">Longest Valid Parentheses</text:a></text:p>
          </table:table-cell>
          <table:table-cell table:style-name="ce20" table:content-validation-name="val10" office:value-type="string" calcext:value-type="string">
            <text:p>Hard</text:p>
          </table:table-cell>
          <table:table-cell table:style-name="ce16" table:content-validation-name="val11" office:value-type="float" office:value="35" calcext:value-type="float">
            <text:p>3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jerry4013.github.io/Github-blog/2020/08/03/LeetCode-588.html" xlink:type="simple">Design In-Memory File System</text:a></text:p>
          </table:table-cell>
          <table:table-cell table:style-name="ce20" table:content-validation-name="val10" office:value-type="string" calcext:value-type="string">
            <text:p>Hard</text:p>
          </table:table-cell>
          <table:table-cell table:style-name="ce16" table:content-validation-name="val11" office:value-type="float" office:value="40" calcext:value-type="float">
            <text:p>4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www.lintcode.com/problem/850/" xlink:type="simple">Employee Free Time</text:a></text:p>
          </table:table-cell>
          <table:table-cell table:style-name="ce20" table:content-validation-name="val10" office:value-type="string" calcext:value-type="string">
            <text:p>Hard</text:p>
          </table:table-cell>
          <table:table-cell table:style-name="ce16" table:content-validation-name="val11" office:value-type="float" office:value="35" calcext:value-type="float">
            <text:p>3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word-search-ii/" xlink:type="simple">Word Search II</text:a></text:p>
          </table:table-cell>
          <table:table-cell table:style-name="ce20" table:content-validation-name="val10" office:value-type="string" calcext:value-type="string">
            <text:p>Hard</text:p>
          </table:table-cell>
          <table:table-cell table:style-name="ce16" table:content-validation-name="val11" office:value-type="float" office:value="40" calcext:value-type="float">
            <text:p>4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www.tutorialcup.com/leetcode-solutions/alien-dictionary-leetcode-solution.htm" xlink:type="simple">Alien Dictionary</text:a></text:p>
          </table:table-cell>
          <table:table-cell table:style-name="ce20" table:content-validation-name="val10" office:value-type="string" calcext:value-type="string">
            <text:p>Hard</text:p>
          </table:table-cell>
          <table:table-cell table:style-name="ce16" table:content-validation-name="val11" office:value-type="float" office:value="45" calcext:value-type="float">
            <text:p>4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bus-routes/" xlink:type="simple">Bus Routes</text:a></text:p>
          </table:table-cell>
          <table:table-cell table:style-name="ce20" table:content-validation-name="val10" office:value-type="string" calcext:value-type="string">
            <text:p>Hard</text:p>
          </table:table-cell>
          <table:table-cell table:style-name="ce16" table:content-validation-name="val11" office:value-type="float" office:value="45" calcext:value-type="float">
            <text:p>4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://v/" xlink:type="simple">Sliding Window Maximum</text:a></text:p>
          </table:table-cell>
          <table:table-cell table:style-name="ce20" table:content-validation-name="val10" office:value-type="string" calcext:value-type="string">
            <text:p>Hard</text:p>
          </table:table-cell>
          <table:table-cell table:style-name="ce16" table:content-validation-name="val11" office:value-type="float" office:value="35" calcext:value-type="float">
            <text:p>3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palindrome-pairs/" xlink:type="simple">Palindrome Pairs</text:a></text:p>
          </table:table-cell>
          <table:table-cell table:style-name="ce20" table:content-validation-name="val10" office:value-type="string" calcext:value-type="string">
            <text:p>Hard</text:p>
          </table:table-cell>
          <table:table-cell table:style-name="ce16" table:content-validation-name="val11" office:value-type="float" office:value="40" calcext:value-type="float">
            <text:p>4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reverse-nodes-in-k-group/" xlink:type="simple">Reverse Nodes in K-Group</text:a></text:p>
          </table:table-cell>
          <table:table-cell table:style-name="ce20" table:content-validation-name="val10" office:value-type="string" calcext:value-type="string">
            <text:p>Hard</text:p>
          </table:table-cell>
          <table:table-cell table:style-name="ce16" table:content-validation-name="val11" office:value-type="float" office:value="35" calcext:value-type="float">
            <text:p>3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sudoku-solver/" xlink:type="simple">Sudoku Solver</text:a></text:p>
          </table:table-cell>
          <table:table-cell table:style-name="ce20" table:content-validation-name="val10" office:value-type="string" calcext:value-type="string">
            <text:p>Hard</text:p>
          </table:table-cell>
          <table:table-cell table:style-name="ce16" table:content-validation-name="val11" office:value-type="float" office:value="40" calcext:value-type="float">
            <text:p>4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first-missing-positive/" xlink:type="simple">First Missing Positive</text:a></text:p>
          </table:table-cell>
          <table:table-cell table:style-name="ce20" table:content-validation-name="val10" office:value-type="string" calcext:value-type="string">
            <text:p>Hard</text:p>
          </table:table-cell>
          <table:table-cell table:style-name="ce16" table:content-validation-name="val11" office:value-type="float" office:value="35" calcext:value-type="float">
            <text:p>35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n-queens/" xlink:type="simple">N Queens</text:a></text:p>
          </table:table-cell>
          <table:table-cell table:style-name="ce20" table:content-validation-name="val10" office:value-type="string" calcext:value-type="string">
            <text:p>Hard</text:p>
          </table:table-cell>
          <table:table-cell table:style-name="ce16" table:content-validation-name="val11" office:value-type="float" office:value="40" calcext:value-type="float">
            <text:p>4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>
          <table:table-cell table:style-name="ce19" office:value-type="string" calcext:value-type="string">
            <text:p><text:a xlink:href="https://leetcode.com/problems/smallest-range-covering-elements-from-k-lists/" xlink:type="simple">Smallest Range Covering Elements from K Lists</text:a></text:p>
          </table:table-cell>
          <table:table-cell table:style-name="ce20" table:content-validation-name="val10" office:value-type="string" calcext:value-type="string">
            <text:p>Hard</text:p>
          </table:table-cell>
          <table:table-cell table:style-name="ce16" table:content-validation-name="val11" office:value-type="float" office:value="40" calcext:value-type="float">
            <text:p>40.00</text:p>
          </table:table-cell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15" table:content-validation-name="val12"/>
          <table:table-cell table:style-name="ce16" table:content-validation-name="val11"/>
          <table:table-cell table:style-name="ce3"/>
          <table:table-cell table:number-columns-repeated="1014"/>
        </table:table-row>
        <table:table-row table:style-name="ro1" table:number-rows-repeated="831">
          <table:table-cell/>
          <table:table-cell table:style-name="ce21" table:content-validation-name="val10"/>
          <table:table-cell table:style-name="ce22" table:content-validation-name="val11"/>
          <table:table-cell table:style-name="ce23" table:content-validation-name="val12"/>
          <table:table-cell table:style-name="ce22" table:content-validation-name="val11"/>
          <table:table-cell table:style-name="ce23" table:content-validation-name="val12"/>
          <table:table-cell table:style-name="ce22" table:content-validation-name="val11"/>
          <table:table-cell table:style-name="ce23" table:content-validation-name="val12"/>
          <table:table-cell table:style-name="ce22" table:content-validation-name="val11"/>
          <table:table-cell table:number-columns-repeated="1015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Grind 169'.B1:'Grind 169'.B1001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  <table:database-ranges>
        <table:database-range table:name="Table_1" table:target-range-address="GTCI.A1:GTCI.J1" table:contains-header="false"/>
        <table:database-range table:name="Table_2" table:target-range-address="'Neetcode 150'.A1:'Neetcode 150'.K151"/>
        <table:database-range table:name="Table_3" table:target-range-address="'Grind 169'.A1:'Grind 169'.J1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5" style:display-name="ConditionalStyle_5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TCI" style:display-name="PageStyle_GTC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etcode_20_150" style:display-name="PageStyle_Neetcode 1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ind_20_169" style:display-name="PageStyle_Grind 16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484" meta:object-count="0"/>
    <meta:generator>LibreOfficeDev/6.0.5.2$Linux_X86_64 LibreOffice_project/</meta:generator>
  </office:meta>
</office:document-meta>
</file>